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9469" officeooo:paragraph-rsid="001d9469"/>
    </style:style>
    <style:style style:name="P2" style:family="paragraph" style:parent-style-name="Preformatted_20_Text">
      <style:text-properties officeooo:rsid="002286ce" officeooo:paragraph-rsid="002286ce"/>
    </style:style>
    <style:style style:name="P3" style:family="paragraph" style:parent-style-name="Preformatted_20_Text">
      <style:text-properties officeooo:rsid="0023ed3b" officeooo:paragraph-rsid="0023ed3b"/>
    </style:style>
    <style:style style:name="P4" style:family="paragraph" style:parent-style-name="Preformatted_20_Text">
      <style:text-properties officeooo:rsid="0027ffe3" officeooo:paragraph-rsid="0027ffe3"/>
    </style:style>
    <style:style style:name="P5" style:family="paragraph" style:parent-style-name="Preformatted_20_Text">
      <style:text-properties officeooo:rsid="0029fe14" officeooo:paragraph-rsid="0029fe14"/>
    </style:style>
    <style:style style:name="P6" style:family="paragraph" style:parent-style-name="Preformatted_20_Text">
      <style:text-properties officeooo:rsid="002b9501" officeooo:paragraph-rsid="002b9501"/>
    </style:style>
    <style:style style:name="P7" style:family="paragraph" style:parent-style-name="Preformatted_20_Text">
      <style:text-properties officeooo:rsid="002cd508" officeooo:paragraph-rsid="002cd508"/>
    </style:style>
    <style:style style:name="P8" style:family="paragraph" style:parent-style-name="Preformatted_20_Text">
      <style:text-properties officeooo:rsid="0030d2fd" officeooo:paragraph-rsid="0030d2fd"/>
    </style:style>
    <style:style style:name="P9" style:family="paragraph" style:parent-style-name="Preformatted_20_Text">
      <style:text-properties officeooo:rsid="0031a148" officeooo:paragraph-rsid="0031a148"/>
    </style:style>
    <style:style style:name="P10" style:family="paragraph" style:parent-style-name="Preformatted_20_Text">
      <style:text-properties officeooo:rsid="0032a936" officeooo:paragraph-rsid="0032a936"/>
    </style:style>
    <style:style style:name="P11" style:family="paragraph" style:parent-style-name="Preformatted_20_Text">
      <style:text-properties officeooo:rsid="0032d22e" officeooo:paragraph-rsid="0032d22e"/>
    </style:style>
    <style:style style:name="P12" style:family="paragraph" style:parent-style-name="Preformatted_20_Text">
      <style:text-properties officeooo:rsid="00349f4c" officeooo:paragraph-rsid="00349f4c"/>
    </style:style>
    <style:style style:name="P13" style:family="paragraph" style:parent-style-name="Preformatted_20_Text">
      <style:text-properties officeooo:rsid="0037d125" officeooo:paragraph-rsid="0037d125"/>
    </style:style>
    <style:style style:name="P14" style:family="paragraph" style:parent-style-name="Preformatted_20_Text">
      <style:text-properties officeooo:rsid="003ae9bc" officeooo:paragraph-rsid="003ae9bc"/>
    </style:style>
    <style:style style:name="P15" style:family="paragraph" style:parent-style-name="Preformatted_20_Text">
      <style:text-properties officeooo:rsid="003d3cac" officeooo:paragraph-rsid="003d3cac"/>
    </style:style>
    <style:style style:name="P16" style:family="paragraph" style:parent-style-name="Preformatted_20_Text">
      <style:text-properties officeooo:rsid="003e616d" officeooo:paragraph-rsid="003e616d"/>
    </style:style>
    <style:style style:name="P17" style:family="paragraph" style:parent-style-name="Preformatted_20_Text">
      <style:text-properties officeooo:rsid="003f17fb" officeooo:paragraph-rsid="003f17fb"/>
    </style:style>
    <style:style style:name="P18" style:family="paragraph" style:parent-style-name="Preformatted_20_Text">
      <style:text-properties officeooo:rsid="003ffcfb" officeooo:paragraph-rsid="003ffcfb"/>
    </style:style>
    <style:style style:name="P19" style:family="paragraph" style:parent-style-name="Preformatted_20_Text">
      <style:text-properties officeooo:rsid="00417d61" officeooo:paragraph-rsid="00417d61"/>
    </style:style>
    <style:style style:name="P20" style:family="paragraph" style:parent-style-name="Preformatted_20_Text">
      <style:text-properties officeooo:rsid="00427eda" officeooo:paragraph-rsid="00427eda"/>
    </style:style>
    <style:style style:name="P21" style:family="paragraph" style:parent-style-name="Preformatted_20_Text">
      <style:text-properties officeooo:rsid="004370b9" officeooo:paragraph-rsid="004370b9"/>
    </style:style>
    <style:style style:name="P22" style:family="paragraph" style:parent-style-name="Preformatted_20_Text">
      <style:text-properties officeooo:rsid="0044b3e4" officeooo:paragraph-rsid="0044b3e4"/>
    </style:style>
    <style:style style:name="P23" style:family="paragraph" style:parent-style-name="Preformatted_20_Text">
      <style:text-properties officeooo:rsid="00455c19" officeooo:paragraph-rsid="00455c19"/>
    </style:style>
    <style:style style:name="P24" style:family="paragraph" style:parent-style-name="Preformatted_20_Text">
      <style:text-properties officeooo:rsid="0046d8e6" officeooo:paragraph-rsid="0046d8e6"/>
    </style:style>
    <style:style style:name="P25" style:family="paragraph" style:parent-style-name="Preformatted_20_Text">
      <style:text-properties officeooo:rsid="004e20d9" officeooo:paragraph-rsid="004e20d9"/>
    </style:style>
    <style:style style:name="P26" style:family="paragraph" style:parent-style-name="Preformatted_20_Text">
      <style:text-properties officeooo:rsid="004fa461" officeooo:paragraph-rsid="004fa461"/>
    </style:style>
    <style:style style:name="P27" style:family="paragraph" style:parent-style-name="Preformatted_20_Text">
      <style:text-properties officeooo:rsid="005830b0" officeooo:paragraph-rsid="005830b0"/>
    </style:style>
    <style:style style:name="P28" style:family="paragraph" style:parent-style-name="Preformatted_20_Text">
      <style:text-properties officeooo:rsid="005affe6" officeooo:paragraph-rsid="005affe6"/>
    </style:style>
    <style:style style:name="P29" style:family="paragraph" style:parent-style-name="Preformatted_20_Text">
      <style:text-properties officeooo:rsid="005c058e" officeooo:paragraph-rsid="005c058e"/>
    </style:style>
    <style:style style:name="P30" style:family="paragraph" style:parent-style-name="Preformatted_20_Text">
      <style:text-properties officeooo:rsid="005f1916" officeooo:paragraph-rsid="005f1916"/>
    </style:style>
    <style:style style:name="P31" style:family="paragraph" style:parent-style-name="Preformatted_20_Text">
      <style:text-properties officeooo:rsid="005f58ef" officeooo:paragraph-rsid="005f58ef"/>
    </style:style>
    <style:style style:name="P32" style:family="paragraph" style:parent-style-name="Preformatted_20_Text">
      <style:text-properties officeooo:rsid="0062397e" officeooo:paragraph-rsid="0062397e"/>
    </style:style>
    <style:style style:name="P33" style:family="paragraph" style:parent-style-name="Preformatted_20_Text">
      <style:text-properties officeooo:rsid="006be2c3" officeooo:paragraph-rsid="006be2c3"/>
    </style:style>
    <style:style style:name="P34" style:family="paragraph" style:parent-style-name="Preformatted_20_Text">
      <style:text-properties officeooo:rsid="006d6114" officeooo:paragraph-rsid="006d6114"/>
    </style:style>
    <style:style style:name="P35" style:family="paragraph" style:parent-style-name="Preformatted_20_Text">
      <style:text-properties officeooo:rsid="0070ed24" officeooo:paragraph-rsid="0070ed24"/>
    </style:style>
    <style:style style:name="P36" style:family="paragraph" style:parent-style-name="Preformatted_20_Text">
      <style:text-properties officeooo:rsid="0072e397" officeooo:paragraph-rsid="0072e397"/>
    </style:style>
    <style:style style:name="P37" style:family="paragraph" style:parent-style-name="Preformatted_20_Text">
      <style:text-properties officeooo:rsid="0073467e" officeooo:paragraph-rsid="0073467e"/>
    </style:style>
    <style:style style:name="P38" style:family="paragraph" style:parent-style-name="Preformatted_20_Text">
      <style:text-properties officeooo:rsid="00748b45" officeooo:paragraph-rsid="00748b45"/>
    </style:style>
    <style:style style:name="P39" style:family="paragraph" style:parent-style-name="Preformatted_20_Text">
      <style:text-properties officeooo:rsid="007b6b01" officeooo:paragraph-rsid="007b6b01"/>
    </style:style>
    <style:style style:name="P40" style:family="paragraph" style:parent-style-name="Preformatted_20_Text">
      <style:text-properties officeooo:rsid="007bcc09" officeooo:paragraph-rsid="007bcc09"/>
    </style:style>
    <style:style style:name="P41" style:family="paragraph" style:parent-style-name="Preformatted_20_Text">
      <style:text-properties officeooo:rsid="007bfde5" officeooo:paragraph-rsid="007bfde5"/>
    </style:style>
    <style:style style:name="P42" style:family="paragraph" style:parent-style-name="Preformatted_20_Text">
      <style:text-properties officeooo:rsid="007d5ebd" officeooo:paragraph-rsid="007d5ebd"/>
    </style:style>
    <style:style style:name="P43" style:family="paragraph" style:parent-style-name="Preformatted_20_Text">
      <style:text-properties officeooo:rsid="007dc0d8" officeooo:paragraph-rsid="007dc0d8"/>
    </style:style>
    <style:style style:name="P44" style:family="paragraph" style:parent-style-name="Preformatted_20_Text">
      <style:text-properties officeooo:rsid="007f6be9" officeooo:paragraph-rsid="007f6be9"/>
    </style:style>
    <style:style style:name="P45" style:family="paragraph" style:parent-style-name="Preformatted_20_Text">
      <style:text-properties officeooo:rsid="007fe3c6" officeooo:paragraph-rsid="007fe3c6"/>
    </style:style>
    <style:style style:name="P46" style:family="paragraph" style:parent-style-name="Preformatted_20_Text">
      <style:text-properties officeooo:rsid="008130ba" officeooo:paragraph-rsid="008130ba"/>
    </style:style>
    <style:style style:name="P47" style:family="paragraph" style:parent-style-name="Preformatted_20_Text">
      <style:text-properties officeooo:rsid="0082fb62" officeooo:paragraph-rsid="0082fb62"/>
    </style:style>
    <style:style style:name="P48" style:family="paragraph" style:parent-style-name="Preformatted_20_Text">
      <style:text-properties officeooo:rsid="00848859" officeooo:paragraph-rsid="00848859"/>
    </style:style>
    <style:style style:name="P49" style:family="paragraph" style:parent-style-name="Preformatted_20_Text">
      <style:text-properties officeooo:rsid="0087c9d2" officeooo:paragraph-rsid="0087c9d2"/>
    </style:style>
    <style:style style:name="P50" style:family="paragraph" style:parent-style-name="Preformatted_20_Text">
      <style:text-properties officeooo:rsid="0089b6b8" officeooo:paragraph-rsid="0089b6b8"/>
    </style:style>
    <style:style style:name="P51" style:family="paragraph" style:parent-style-name="Preformatted_20_Text">
      <style:text-properties officeooo:rsid="008deb87" officeooo:paragraph-rsid="008deb87"/>
    </style:style>
    <style:style style:name="P52" style:family="paragraph" style:parent-style-name="Preformatted_20_Text">
      <style:text-properties officeooo:rsid="0095ea81" officeooo:paragraph-rsid="0095ea81"/>
    </style:style>
    <style:style style:name="P53" style:family="paragraph" style:parent-style-name="Preformatted_20_Text">
      <style:text-properties officeooo:rsid="0096ba93" officeooo:paragraph-rsid="0096ba93"/>
    </style:style>
    <style:style style:name="P54" style:family="paragraph" style:parent-style-name="Preformatted_20_Text">
      <style:text-properties officeooo:rsid="009f0d69" officeooo:paragraph-rsid="009f0d69"/>
    </style:style>
    <style:style style:name="P55" style:family="paragraph" style:parent-style-name="Preformatted_20_Text">
      <style:text-properties officeooo:rsid="00b10829" officeooo:paragraph-rsid="00b10829"/>
    </style:style>
    <style:style style:name="P56" style:family="paragraph" style:parent-style-name="Preformatted_20_Text">
      <style:text-properties officeooo:rsid="00b1a355" officeooo:paragraph-rsid="00b1a355"/>
    </style:style>
    <style:style style:name="P57" style:family="paragraph" style:parent-style-name="Preformatted_20_Text">
      <style:text-properties officeooo:rsid="00b9fcea" officeooo:paragraph-rsid="00b9fcea"/>
    </style:style>
    <style:style style:name="P58" style:family="paragraph" style:parent-style-name="Preformatted_20_Text">
      <style:text-properties officeooo:rsid="00baa8d7" officeooo:paragraph-rsid="00baa8d7"/>
    </style:style>
    <style:style style:name="P59" style:family="paragraph" style:parent-style-name="Preformatted_20_Text">
      <style:text-properties officeooo:rsid="00c5d024" officeooo:paragraph-rsid="00c5d024"/>
    </style:style>
    <style:style style:name="P60" style:family="paragraph" style:parent-style-name="Preformatted_20_Text">
      <style:text-properties officeooo:rsid="00c8a60a" officeooo:paragraph-rsid="00c8a60a"/>
    </style:style>
    <style:style style:name="P61" style:family="paragraph" style:parent-style-name="Preformatted_20_Text">
      <style:text-properties officeooo:rsid="00ceb3d2" officeooo:paragraph-rsid="00ceb3d2"/>
    </style:style>
    <style:style style:name="P62" style:family="paragraph" style:parent-style-name="Preformatted_20_Text">
      <style:text-properties officeooo:rsid="00d15a57" officeooo:paragraph-rsid="00d15a57"/>
    </style:style>
    <style:style style:name="P63" style:family="paragraph" style:parent-style-name="Preformatted_20_Text">
      <style:text-properties officeooo:rsid="00d3bb87" officeooo:paragraph-rsid="00d3bb87"/>
    </style:style>
    <style:style style:name="P64" style:family="paragraph" style:parent-style-name="Preformatted_20_Text">
      <style:text-properties officeooo:rsid="00dca96c" officeooo:paragraph-rsid="00dca96c"/>
    </style:style>
    <style:style style:name="P65" style:family="paragraph" style:parent-style-name="Preformatted_20_Text">
      <style:text-properties officeooo:rsid="00dd2835" officeooo:paragraph-rsid="00dd2835"/>
    </style:style>
    <style:style style:name="P66" style:family="paragraph" style:parent-style-name="Preformatted_20_Text">
      <style:text-properties officeooo:rsid="00e5a1db" officeooo:paragraph-rsid="00e5a1db"/>
    </style:style>
    <style:style style:name="P67" style:family="paragraph" style:parent-style-name="Preformatted_20_Text">
      <style:text-properties officeooo:rsid="00e5a970" officeooo:paragraph-rsid="00e5a970"/>
    </style:style>
    <style:style style:name="P68" style:family="paragraph" style:parent-style-name="Preformatted_20_Text">
      <style:text-properties officeooo:rsid="00f0b6a4" officeooo:paragraph-rsid="00f0b6a4"/>
    </style:style>
    <style:style style:name="P69" style:family="paragraph" style:parent-style-name="Preformatted_20_Text">
      <style:text-properties officeooo:rsid="00f22920" officeooo:paragraph-rsid="00f22920"/>
    </style:style>
    <style:style style:name="P70" style:family="paragraph" style:parent-style-name="Preformatted_20_Text">
      <style:text-properties officeooo:rsid="00fc7e99" officeooo:paragraph-rsid="00fc7e99"/>
    </style:style>
    <style:style style:name="P71" style:family="paragraph" style:parent-style-name="Preformatted_20_Text">
      <style:text-properties officeooo:rsid="00fd2551" officeooo:paragraph-rsid="00fd2551"/>
    </style:style>
    <style:style style:name="P72" style:family="paragraph" style:parent-style-name="Preformatted_20_Text">
      <style:text-properties officeooo:rsid="0101588f" officeooo:paragraph-rsid="0101588f"/>
    </style:style>
    <style:style style:name="P73" style:family="paragraph" style:parent-style-name="Preformatted_20_Text">
      <style:text-properties officeooo:rsid="0103470f" officeooo:paragraph-rsid="0103470f"/>
    </style:style>
    <style:style style:name="P74" style:family="paragraph" style:parent-style-name="Preformatted_20_Text">
      <style:text-properties officeooo:rsid="0108e03e" officeooo:paragraph-rsid="0108e03e"/>
    </style:style>
    <style:style style:name="P75" style:family="paragraph" style:parent-style-name="Preformatted_20_Text">
      <style:text-properties officeooo:rsid="01099f69" officeooo:paragraph-rsid="01099f69"/>
    </style:style>
    <style:style style:name="P76" style:family="paragraph" style:parent-style-name="Preformatted_20_Text">
      <style:text-properties officeooo:rsid="0110320e" officeooo:paragraph-rsid="0110320e"/>
    </style:style>
    <style:style style:name="P77" style:family="paragraph" style:parent-style-name="Preformatted_20_Text">
      <style:text-properties officeooo:rsid="0112261b" officeooo:paragraph-rsid="0112261b"/>
    </style:style>
    <style:style style:name="P78" style:family="paragraph" style:parent-style-name="Preformatted_20_Text">
      <style:text-properties officeooo:rsid="0114efd3" officeooo:paragraph-rsid="0114efd3"/>
    </style:style>
    <style:style style:name="P79" style:family="paragraph" style:parent-style-name="Preformatted_20_Text">
      <style:text-properties officeooo:rsid="01186f8a" officeooo:paragraph-rsid="01186f8a"/>
    </style:style>
    <style:style style:name="P80" style:family="paragraph" style:parent-style-name="Preformatted_20_Text">
      <style:text-properties officeooo:rsid="01189952" officeooo:paragraph-rsid="01189952"/>
    </style:style>
    <style:style style:name="P81" style:family="paragraph" style:parent-style-name="Preformatted_20_Text">
      <style:text-properties officeooo:rsid="011b0aba" officeooo:paragraph-rsid="011b0aba"/>
    </style:style>
    <style:style style:name="P82" style:family="paragraph" style:parent-style-name="Preformatted_20_Text">
      <style:text-properties officeooo:rsid="0122229d" officeooo:paragraph-rsid="0122229d"/>
    </style:style>
    <style:style style:name="P83" style:family="paragraph" style:parent-style-name="Preformatted_20_Text">
      <style:text-properties officeooo:rsid="012371c6" officeooo:paragraph-rsid="012371c6"/>
    </style:style>
    <style:style style:name="P84" style:family="paragraph" style:parent-style-name="Preformatted_20_Text">
      <style:text-properties officeooo:rsid="0124569b" officeooo:paragraph-rsid="0124569b"/>
    </style:style>
    <style:style style:name="P85" style:family="paragraph" style:parent-style-name="Preformatted_20_Text" style:list-style-name="L1">
      <style:text-properties officeooo:rsid="001e3be2" officeooo:paragraph-rsid="001e3be2"/>
    </style:style>
    <style:style style:name="P86" style:family="paragraph" style:parent-style-name="Preformatted_20_Text" style:list-style-name="L1">
      <style:text-properties officeooo:rsid="001ee08f" officeooo:paragraph-rsid="001ee08f"/>
    </style:style>
    <style:style style:name="P87" style:family="paragraph" style:parent-style-name="Preformatted_20_Text" style:list-style-name="L1">
      <style:text-properties officeooo:rsid="001f5cf0" officeooo:paragraph-rsid="001f5cf0"/>
    </style:style>
    <style:style style:name="P88" style:family="paragraph" style:parent-style-name="Preformatted_20_Text" style:list-style-name="L1">
      <style:text-properties officeooo:rsid="00215526" officeooo:paragraph-rsid="00215526"/>
    </style:style>
    <style:style style:name="P89" style:family="paragraph" style:parent-style-name="Preformatted_20_Text" style:list-style-name="L1">
      <style:text-properties officeooo:rsid="002286ce" officeooo:paragraph-rsid="002286ce"/>
    </style:style>
    <style:style style:name="P90" style:family="paragraph" style:parent-style-name="Preformatted_20_Text" style:list-style-name="L2">
      <style:text-properties officeooo:rsid="0025e759" officeooo:paragraph-rsid="0025e759"/>
    </style:style>
    <style:style style:name="P91" style:family="paragraph" style:parent-style-name="Preformatted_20_Text" style:list-style-name="L3">
      <style:text-properties officeooo:rsid="0027ffe3" officeooo:paragraph-rsid="0027ffe3"/>
    </style:style>
    <style:style style:name="P92" style:family="paragraph" style:parent-style-name="Preformatted_20_Text" style:list-style-name="L3">
      <style:text-properties officeooo:rsid="00296135" officeooo:paragraph-rsid="00296135"/>
    </style:style>
    <style:style style:name="P93" style:family="paragraph" style:parent-style-name="Preformatted_20_Text" style:list-style-name="L3">
      <style:text-properties officeooo:rsid="0029e841" officeooo:paragraph-rsid="0029e841"/>
    </style:style>
    <style:style style:name="P94" style:family="paragraph" style:parent-style-name="Preformatted_20_Text" style:list-style-name="L3">
      <style:text-properties officeooo:rsid="0029fe14" officeooo:paragraph-rsid="0029fe14"/>
    </style:style>
    <style:style style:name="P95" style:family="paragraph" style:parent-style-name="Preformatted_20_Text" style:list-style-name="L4">
      <style:text-properties officeooo:rsid="002b9501" officeooo:paragraph-rsid="002b9501"/>
    </style:style>
    <style:style style:name="P96" style:family="paragraph" style:parent-style-name="Preformatted_20_Text" style:list-style-name="L5">
      <style:text-properties officeooo:rsid="002cd508" officeooo:paragraph-rsid="002cd508"/>
    </style:style>
    <style:style style:name="P97" style:family="paragraph" style:parent-style-name="Preformatted_20_Text" style:list-style-name="L5">
      <style:text-properties officeooo:rsid="002d8639" officeooo:paragraph-rsid="002d8639"/>
    </style:style>
    <style:style style:name="P98" style:family="paragraph" style:parent-style-name="Preformatted_20_Text" style:list-style-name="L5">
      <style:text-properties officeooo:rsid="0030d2fd" officeooo:paragraph-rsid="0030d2fd"/>
    </style:style>
    <style:style style:name="P99" style:family="paragraph" style:parent-style-name="Preformatted_20_Text" style:list-style-name="L6">
      <style:text-properties officeooo:rsid="0031a148" officeooo:paragraph-rsid="0031a148"/>
    </style:style>
    <style:style style:name="P100" style:family="paragraph" style:parent-style-name="Preformatted_20_Text" style:list-style-name="L6">
      <style:text-properties officeooo:rsid="00326b94" officeooo:paragraph-rsid="00326b94"/>
    </style:style>
    <style:style style:name="P101" style:family="paragraph" style:parent-style-name="Preformatted_20_Text" style:list-style-name="L6">
      <style:text-properties officeooo:rsid="0032a936" officeooo:paragraph-rsid="0032a936"/>
    </style:style>
    <style:style style:name="P102" style:family="paragraph" style:parent-style-name="Preformatted_20_Text" style:list-style-name="L7">
      <style:text-properties officeooo:rsid="003428b3" officeooo:paragraph-rsid="003428b3"/>
    </style:style>
    <style:style style:name="P103" style:family="paragraph" style:parent-style-name="Preformatted_20_Text" style:list-style-name="L7">
      <style:text-properties officeooo:rsid="00349f4c" officeooo:paragraph-rsid="00349f4c"/>
    </style:style>
    <style:style style:name="P104" style:family="paragraph" style:parent-style-name="Preformatted_20_Text" style:list-style-name="L8">
      <style:text-properties officeooo:rsid="0038ed6e" officeooo:paragraph-rsid="0038ed6e"/>
    </style:style>
    <style:style style:name="P105" style:family="paragraph" style:parent-style-name="Preformatted_20_Text" style:list-style-name="L8">
      <style:text-properties officeooo:rsid="003ae9bc" officeooo:paragraph-rsid="003ae9bc"/>
    </style:style>
    <style:style style:name="P106" style:family="paragraph" style:parent-style-name="Preformatted_20_Text" style:list-style-name="L9">
      <style:text-properties officeooo:rsid="003e616d" officeooo:paragraph-rsid="003e616d"/>
    </style:style>
    <style:style style:name="P107" style:family="paragraph" style:parent-style-name="Preformatted_20_Text" style:list-style-name="L10">
      <style:text-properties officeooo:rsid="003f6633" officeooo:paragraph-rsid="003f6633"/>
    </style:style>
    <style:style style:name="P108" style:family="paragraph" style:parent-style-name="Preformatted_20_Text" style:list-style-name="L11">
      <style:text-properties officeooo:rsid="00417d61" officeooo:paragraph-rsid="00417d61"/>
    </style:style>
    <style:style style:name="P109" style:family="paragraph" style:parent-style-name="Preformatted_20_Text" style:list-style-name="L12">
      <style:text-properties officeooo:rsid="004370b9" officeooo:paragraph-rsid="004370b9"/>
    </style:style>
    <style:style style:name="P110" style:family="paragraph" style:parent-style-name="Preformatted_20_Text" style:list-style-name="L13">
      <style:text-properties officeooo:rsid="00451f08" officeooo:paragraph-rsid="00451f08"/>
    </style:style>
    <style:style style:name="P111" style:family="paragraph" style:parent-style-name="Preformatted_20_Text" style:list-style-name="L13">
      <style:text-properties officeooo:rsid="00455c19" officeooo:paragraph-rsid="00455c19"/>
    </style:style>
    <style:style style:name="P112" style:family="paragraph" style:parent-style-name="Preformatted_20_Text" style:list-style-name="L14">
      <style:text-properties officeooo:rsid="00489fa0" officeooo:paragraph-rsid="00489fa0"/>
    </style:style>
    <style:style style:name="P113" style:family="paragraph" style:parent-style-name="Preformatted_20_Text" style:list-style-name="L14">
      <style:text-properties officeooo:rsid="00496d05" officeooo:paragraph-rsid="00496d05"/>
    </style:style>
    <style:style style:name="P114" style:family="paragraph" style:parent-style-name="Preformatted_20_Text" style:list-style-name="L14">
      <style:text-properties officeooo:rsid="004c8867" officeooo:paragraph-rsid="004c8867"/>
    </style:style>
    <style:style style:name="P115" style:family="paragraph" style:parent-style-name="Preformatted_20_Text" style:list-style-name="L14">
      <style:text-properties officeooo:rsid="004e20d9" officeooo:paragraph-rsid="004e20d9"/>
    </style:style>
    <style:style style:name="P116" style:family="paragraph" style:parent-style-name="Preformatted_20_Text" style:list-style-name="L15">
      <style:text-properties officeooo:rsid="0050b9b0" officeooo:paragraph-rsid="0050b9b0"/>
    </style:style>
    <style:style style:name="P117" style:family="paragraph" style:parent-style-name="Preformatted_20_Text" style:list-style-name="L15">
      <style:text-properties officeooo:rsid="005212ab" officeooo:paragraph-rsid="005212ab"/>
    </style:style>
    <style:style style:name="P118" style:family="paragraph" style:parent-style-name="Preformatted_20_Text" style:list-style-name="L15">
      <style:text-properties officeooo:rsid="00531ee7" officeooo:paragraph-rsid="00531ee7"/>
    </style:style>
    <style:style style:name="P119" style:family="paragraph" style:parent-style-name="Preformatted_20_Text" style:list-style-name="L15">
      <style:text-properties officeooo:rsid="005356b2" officeooo:paragraph-rsid="005356b2"/>
    </style:style>
    <style:style style:name="P120" style:family="paragraph" style:parent-style-name="Preformatted_20_Text" style:list-style-name="L15">
      <style:text-properties officeooo:rsid="0053e446" officeooo:paragraph-rsid="0053e446"/>
    </style:style>
    <style:style style:name="P121" style:family="paragraph" style:parent-style-name="Preformatted_20_Text" style:list-style-name="L15">
      <style:text-properties officeooo:rsid="0056ab83" officeooo:paragraph-rsid="0056ab83"/>
    </style:style>
    <style:style style:name="P122" style:family="paragraph" style:parent-style-name="Preformatted_20_Text" style:list-style-name="L15">
      <style:text-properties officeooo:rsid="005830b0" officeooo:paragraph-rsid="005830b0"/>
    </style:style>
    <style:style style:name="P123" style:family="paragraph" style:parent-style-name="Preformatted_20_Text" style:list-style-name="L16">
      <style:text-properties officeooo:rsid="00586045" officeooo:paragraph-rsid="00586045"/>
    </style:style>
    <style:style style:name="P124" style:family="paragraph" style:parent-style-name="Preformatted_20_Text" style:list-style-name="L16">
      <style:text-properties officeooo:rsid="00596b8f" officeooo:paragraph-rsid="00596b8f"/>
    </style:style>
    <style:style style:name="P125" style:family="paragraph" style:parent-style-name="Preformatted_20_Text" style:list-style-name="L16">
      <style:text-properties officeooo:rsid="005affe6" officeooo:paragraph-rsid="005affe6"/>
    </style:style>
    <style:style style:name="P126" style:family="paragraph" style:parent-style-name="Preformatted_20_Text" style:list-style-name="L17">
      <style:text-properties officeooo:rsid="005c058e" officeooo:paragraph-rsid="005c058e"/>
    </style:style>
    <style:style style:name="P127" style:family="paragraph" style:parent-style-name="Preformatted_20_Text" style:list-style-name="L17">
      <style:text-properties officeooo:rsid="005c074a" officeooo:paragraph-rsid="005c074a"/>
    </style:style>
    <style:style style:name="P128" style:family="paragraph" style:parent-style-name="Preformatted_20_Text" style:list-style-name="L17">
      <style:text-properties officeooo:rsid="005c1b85" officeooo:paragraph-rsid="005c1b85"/>
    </style:style>
    <style:style style:name="P129" style:family="paragraph" style:parent-style-name="Preformatted_20_Text" style:list-style-name="L17">
      <style:text-properties officeooo:rsid="005c7c4b" officeooo:paragraph-rsid="005c7c4b"/>
    </style:style>
    <style:style style:name="P130" style:family="paragraph" style:parent-style-name="Preformatted_20_Text" style:list-style-name="L17">
      <style:text-properties officeooo:rsid="005d2d79" officeooo:paragraph-rsid="005d2d79"/>
    </style:style>
    <style:style style:name="P131" style:family="paragraph" style:parent-style-name="Preformatted_20_Text" style:list-style-name="L17">
      <style:text-properties officeooo:rsid="005f1916" officeooo:paragraph-rsid="005f1916"/>
    </style:style>
    <style:style style:name="P132" style:family="paragraph" style:parent-style-name="Preformatted_20_Text" style:list-style-name="L18">
      <style:text-properties officeooo:rsid="006076c1" officeooo:paragraph-rsid="006076c1"/>
    </style:style>
    <style:style style:name="P133" style:family="paragraph" style:parent-style-name="Preformatted_20_Text" style:list-style-name="L18">
      <style:text-properties officeooo:rsid="0062397e" officeooo:paragraph-rsid="0062397e"/>
    </style:style>
    <style:style style:name="P134" style:family="paragraph" style:parent-style-name="Preformatted_20_Text" style:list-style-name="L19">
      <style:text-properties officeooo:rsid="006409e3" officeooo:paragraph-rsid="006409e3"/>
    </style:style>
    <style:style style:name="P135" style:family="paragraph" style:parent-style-name="Preformatted_20_Text" style:list-style-name="L19">
      <style:text-properties officeooo:rsid="00659a47" officeooo:paragraph-rsid="00659a47"/>
    </style:style>
    <style:style style:name="P136" style:family="paragraph" style:parent-style-name="Preformatted_20_Text" style:list-style-name="L19">
      <style:text-properties officeooo:rsid="006622c2" officeooo:paragraph-rsid="006622c2"/>
    </style:style>
    <style:style style:name="P137" style:family="paragraph" style:parent-style-name="Preformatted_20_Text" style:list-style-name="L19">
      <style:text-properties officeooo:rsid="0068c8c6" officeooo:paragraph-rsid="0068c8c6"/>
    </style:style>
    <style:style style:name="P138" style:family="paragraph" style:parent-style-name="Preformatted_20_Text" style:list-style-name="L19">
      <style:text-properties officeooo:rsid="006a82ef" officeooo:paragraph-rsid="006a82ef"/>
    </style:style>
    <style:style style:name="P139" style:family="paragraph" style:parent-style-name="Preformatted_20_Text" style:list-style-name="L19">
      <style:text-properties officeooo:rsid="006be2c3" officeooo:paragraph-rsid="006be2c3"/>
    </style:style>
    <style:style style:name="P140" style:family="paragraph" style:parent-style-name="Preformatted_20_Text" style:list-style-name="L20">
      <style:text-properties officeooo:rsid="006e963f" officeooo:paragraph-rsid="006e963f"/>
    </style:style>
    <style:style style:name="P141" style:family="paragraph" style:parent-style-name="Preformatted_20_Text" style:list-style-name="L20">
      <style:text-properties officeooo:rsid="006f4882" officeooo:paragraph-rsid="006f4882"/>
    </style:style>
    <style:style style:name="P142" style:family="paragraph" style:parent-style-name="Preformatted_20_Text" style:list-style-name="L20">
      <style:text-properties officeooo:rsid="0070ed24" officeooo:paragraph-rsid="0070ed24"/>
    </style:style>
    <style:style style:name="P143" style:family="paragraph" style:parent-style-name="Preformatted_20_Text" style:list-style-name="L21">
      <style:text-properties officeooo:rsid="0073467e" officeooo:paragraph-rsid="0073467e"/>
    </style:style>
    <style:style style:name="P144" style:family="paragraph" style:parent-style-name="Preformatted_20_Text" style:list-style-name="L22">
      <style:text-properties officeooo:rsid="0074fce0" officeooo:paragraph-rsid="0074fce0"/>
    </style:style>
    <style:style style:name="P145" style:family="paragraph" style:parent-style-name="Preformatted_20_Text" style:list-style-name="L22">
      <style:text-properties officeooo:rsid="0076393e" officeooo:paragraph-rsid="0076393e"/>
    </style:style>
    <style:style style:name="P146" style:family="paragraph" style:parent-style-name="Preformatted_20_Text" style:list-style-name="L22">
      <style:text-properties officeooo:rsid="0077e768" officeooo:paragraph-rsid="0077e768"/>
    </style:style>
    <style:style style:name="P147" style:family="paragraph" style:parent-style-name="Preformatted_20_Text" style:list-style-name="L22">
      <style:text-properties officeooo:rsid="0078585c" officeooo:paragraph-rsid="0078585c"/>
    </style:style>
    <style:style style:name="P148" style:family="paragraph" style:parent-style-name="Preformatted_20_Text" style:list-style-name="L22">
      <style:text-properties officeooo:rsid="007949c5" officeooo:paragraph-rsid="007949c5"/>
    </style:style>
    <style:style style:name="P149" style:family="paragraph" style:parent-style-name="Preformatted_20_Text" style:list-style-name="L22">
      <style:text-properties officeooo:rsid="007ae031" officeooo:paragraph-rsid="007ae031"/>
    </style:style>
    <style:style style:name="P150" style:family="paragraph" style:parent-style-name="Preformatted_20_Text" style:list-style-name="L22">
      <style:text-properties officeooo:rsid="007b6b01" officeooo:paragraph-rsid="007b6b01"/>
    </style:style>
    <style:style style:name="P151" style:family="paragraph" style:parent-style-name="Preformatted_20_Text" style:list-style-name="L23">
      <style:text-properties officeooo:rsid="007bfde5" officeooo:paragraph-rsid="007bfde5"/>
    </style:style>
    <style:style style:name="P152" style:family="paragraph" style:parent-style-name="Preformatted_20_Text" style:list-style-name="L24">
      <style:text-properties officeooo:rsid="007d5ebd" officeooo:paragraph-rsid="007d5ebd"/>
    </style:style>
    <style:style style:name="P153" style:family="paragraph" style:parent-style-name="Preformatted_20_Text" style:list-style-name="L24">
      <style:text-properties officeooo:rsid="007db06a" officeooo:paragraph-rsid="007db06a"/>
    </style:style>
    <style:style style:name="P154" style:family="paragraph" style:parent-style-name="Preformatted_20_Text" style:list-style-name="L24">
      <style:text-properties officeooo:rsid="007dc0d8" officeooo:paragraph-rsid="007dc0d8"/>
    </style:style>
    <style:style style:name="P155" style:family="paragraph" style:parent-style-name="Preformatted_20_Text" style:list-style-name="L25">
      <style:text-properties officeooo:rsid="007f728c" officeooo:paragraph-rsid="007f728c"/>
    </style:style>
    <style:style style:name="P156" style:family="paragraph" style:parent-style-name="Preformatted_20_Text" style:list-style-name="L25">
      <style:text-properties officeooo:rsid="007fcec5" officeooo:paragraph-rsid="007fcec5"/>
    </style:style>
    <style:style style:name="P157" style:family="paragraph" style:parent-style-name="Preformatted_20_Text" style:list-style-name="L25">
      <style:text-properties officeooo:rsid="007fe3c6" officeooo:paragraph-rsid="007fe3c6"/>
    </style:style>
    <style:style style:name="P158" style:family="paragraph" style:parent-style-name="Preformatted_20_Text" style:list-style-name="L26">
      <style:text-properties officeooo:rsid="0082fb62" officeooo:paragraph-rsid="0082fb62"/>
    </style:style>
    <style:style style:name="P159" style:family="paragraph" style:parent-style-name="Preformatted_20_Text" style:list-style-name="L27">
      <style:text-properties officeooo:rsid="0085fbd2" officeooo:paragraph-rsid="0085fbd2"/>
    </style:style>
    <style:style style:name="P160" style:family="paragraph" style:parent-style-name="Preformatted_20_Text" style:list-style-name="L27">
      <style:text-properties officeooo:rsid="00875cba" officeooo:paragraph-rsid="00875cba"/>
    </style:style>
    <style:style style:name="P161" style:family="paragraph" style:parent-style-name="Preformatted_20_Text" style:list-style-name="L27">
      <style:text-properties officeooo:rsid="0087c9d2" officeooo:paragraph-rsid="0087c9d2"/>
    </style:style>
    <style:style style:name="P162" style:family="paragraph" style:parent-style-name="Preformatted_20_Text" style:list-style-name="L28">
      <style:text-properties officeooo:rsid="0089b6b8" officeooo:paragraph-rsid="0089b6b8"/>
    </style:style>
    <style:style style:name="P163" style:family="paragraph" style:parent-style-name="Preformatted_20_Text" style:list-style-name="L28">
      <style:text-properties officeooo:rsid="008b3d6d" officeooo:paragraph-rsid="008b3d6d"/>
    </style:style>
    <style:style style:name="P164" style:family="paragraph" style:parent-style-name="Preformatted_20_Text" style:list-style-name="L28">
      <style:text-properties officeooo:rsid="008cc668" officeooo:paragraph-rsid="008cc668"/>
    </style:style>
    <style:style style:name="P165" style:family="paragraph" style:parent-style-name="Preformatted_20_Text" style:list-style-name="L28">
      <style:text-properties officeooo:rsid="008deb87" officeooo:paragraph-rsid="008deb87"/>
    </style:style>
    <style:style style:name="P166" style:family="paragraph" style:parent-style-name="Preformatted_20_Text" style:list-style-name="L29">
      <style:text-properties officeooo:rsid="0090d1f2" officeooo:paragraph-rsid="0090d1f2"/>
    </style:style>
    <style:style style:name="P167" style:family="paragraph" style:parent-style-name="Preformatted_20_Text" style:list-style-name="L29">
      <style:text-properties officeooo:rsid="0092983b" officeooo:paragraph-rsid="0092983b"/>
    </style:style>
    <style:style style:name="P168" style:family="paragraph" style:parent-style-name="Preformatted_20_Text" style:list-style-name="L29">
      <style:text-properties officeooo:rsid="0094843f" officeooo:paragraph-rsid="0094843f"/>
    </style:style>
    <style:style style:name="P169" style:family="paragraph" style:parent-style-name="Preformatted_20_Text" style:list-style-name="L29">
      <style:text-properties officeooo:rsid="0095ea81" officeooo:paragraph-rsid="0095ea81"/>
    </style:style>
    <style:style style:name="P170" style:family="paragraph" style:parent-style-name="Preformatted_20_Text" style:list-style-name="L30">
      <style:text-properties officeooo:rsid="009846e7" officeooo:paragraph-rsid="009846e7"/>
    </style:style>
    <style:style style:name="P171" style:family="paragraph" style:parent-style-name="Preformatted_20_Text" style:list-style-name="L30">
      <style:text-properties officeooo:rsid="00994b8f" officeooo:paragraph-rsid="00994b8f"/>
    </style:style>
    <style:style style:name="P172" style:family="paragraph" style:parent-style-name="Preformatted_20_Text" style:list-style-name="L30">
      <style:text-properties officeooo:rsid="009b1e38" officeooo:paragraph-rsid="009b1e38"/>
    </style:style>
    <style:style style:name="P173" style:family="paragraph" style:parent-style-name="Preformatted_20_Text" style:list-style-name="L30">
      <style:text-properties officeooo:rsid="009cc7d9" officeooo:paragraph-rsid="009cc7d9"/>
    </style:style>
    <style:style style:name="P174" style:family="paragraph" style:parent-style-name="Preformatted_20_Text" style:list-style-name="L30">
      <style:text-properties officeooo:rsid="009f0d69" officeooo:paragraph-rsid="009f0d69"/>
    </style:style>
    <style:style style:name="P175" style:family="paragraph" style:parent-style-name="Preformatted_20_Text" style:list-style-name="L30">
      <style:text-properties officeooo:rsid="00a0e39c" officeooo:paragraph-rsid="00a0e39c"/>
    </style:style>
    <style:style style:name="P176" style:family="paragraph" style:parent-style-name="Preformatted_20_Text" style:list-style-name="L31">
      <style:text-properties officeooo:rsid="00a9a3b0" officeooo:paragraph-rsid="00a9a3b0"/>
    </style:style>
    <style:style style:name="P177" style:family="paragraph" style:parent-style-name="Preformatted_20_Text" style:list-style-name="L31">
      <style:text-properties officeooo:rsid="00ab6c40" officeooo:paragraph-rsid="00ab6c40"/>
    </style:style>
    <style:style style:name="P178" style:family="paragraph" style:parent-style-name="Preformatted_20_Text" style:list-style-name="L31">
      <style:text-properties officeooo:rsid="00acb1f2" officeooo:paragraph-rsid="00acb1f2"/>
    </style:style>
    <style:style style:name="P179" style:family="paragraph" style:parent-style-name="Preformatted_20_Text" style:list-style-name="L31">
      <style:text-properties officeooo:rsid="00af663d" officeooo:paragraph-rsid="00af663d"/>
    </style:style>
    <style:style style:name="P180" style:family="paragraph" style:parent-style-name="Preformatted_20_Text" style:list-style-name="L31">
      <style:text-properties officeooo:rsid="00b10829" officeooo:paragraph-rsid="00b10829"/>
    </style:style>
    <style:style style:name="P181" style:family="paragraph" style:parent-style-name="Preformatted_20_Text" style:list-style-name="L32">
      <style:text-properties officeooo:rsid="00b1ede6" officeooo:paragraph-rsid="00b1ede6"/>
    </style:style>
    <style:style style:name="P182" style:family="paragraph" style:parent-style-name="Preformatted_20_Text" style:list-style-name="L32">
      <style:text-properties officeooo:rsid="00b25431" officeooo:paragraph-rsid="00b25431"/>
    </style:style>
    <style:style style:name="P183" style:family="paragraph" style:parent-style-name="Preformatted_20_Text" style:list-style-name="L32">
      <style:text-properties officeooo:rsid="00b277e8" officeooo:paragraph-rsid="00b277e8"/>
    </style:style>
    <style:style style:name="P184" style:family="paragraph" style:parent-style-name="Preformatted_20_Text" style:list-style-name="L32">
      <style:text-properties officeooo:rsid="00b5743c" officeooo:paragraph-rsid="00b5743c"/>
    </style:style>
    <style:style style:name="P185" style:family="paragraph" style:parent-style-name="Preformatted_20_Text" style:list-style-name="L32">
      <style:text-properties officeooo:rsid="00b61f11" officeooo:paragraph-rsid="00b61f11"/>
    </style:style>
    <style:style style:name="P186" style:family="paragraph" style:parent-style-name="Preformatted_20_Text" style:list-style-name="L32">
      <style:text-properties officeooo:rsid="00b6657a" officeooo:paragraph-rsid="00b6657a"/>
    </style:style>
    <style:style style:name="P187" style:family="paragraph" style:parent-style-name="Preformatted_20_Text" style:list-style-name="L32">
      <style:text-properties officeooo:rsid="00b7e38e" officeooo:paragraph-rsid="00b7e38e"/>
    </style:style>
    <style:style style:name="P188" style:family="paragraph" style:parent-style-name="Preformatted_20_Text" style:list-style-name="L32">
      <style:text-properties officeooo:rsid="00b85635" officeooo:paragraph-rsid="00b85635"/>
    </style:style>
    <style:style style:name="P189" style:family="paragraph" style:parent-style-name="Preformatted_20_Text" style:list-style-name="L32">
      <style:text-properties officeooo:rsid="00b8d449" officeooo:paragraph-rsid="00b8d449"/>
    </style:style>
    <style:style style:name="P190" style:family="paragraph" style:parent-style-name="Preformatted_20_Text" style:list-style-name="L32">
      <style:text-properties officeooo:rsid="00b9fcea" officeooo:paragraph-rsid="00b9fcea"/>
    </style:style>
    <style:style style:name="P191" style:family="paragraph" style:parent-style-name="Preformatted_20_Text" style:list-style-name="L33">
      <style:text-properties officeooo:rsid="00bc5f46" officeooo:paragraph-rsid="00bc5f46"/>
    </style:style>
    <style:style style:name="P192" style:family="paragraph" style:parent-style-name="Preformatted_20_Text" style:list-style-name="L33">
      <style:text-properties officeooo:rsid="00bcb23b" officeooo:paragraph-rsid="00bcb23b"/>
    </style:style>
    <style:style style:name="P193" style:family="paragraph" style:parent-style-name="Preformatted_20_Text" style:list-style-name="L33">
      <style:text-properties officeooo:rsid="00bf39c0" officeooo:paragraph-rsid="00bf39c0"/>
    </style:style>
    <style:style style:name="P194" style:family="paragraph" style:parent-style-name="Preformatted_20_Text" style:list-style-name="L33">
      <style:text-properties officeooo:rsid="00bf782b" officeooo:paragraph-rsid="00bf782b"/>
    </style:style>
    <style:style style:name="P195" style:family="paragraph" style:parent-style-name="Preformatted_20_Text" style:list-style-name="L33">
      <style:text-properties officeooo:rsid="00c10eef" officeooo:paragraph-rsid="00c10eef"/>
    </style:style>
    <style:style style:name="P196" style:family="paragraph" style:parent-style-name="Preformatted_20_Text" style:list-style-name="L33">
      <style:text-properties officeooo:rsid="00c1989e" officeooo:paragraph-rsid="00c1989e"/>
    </style:style>
    <style:style style:name="P197" style:family="paragraph" style:parent-style-name="Preformatted_20_Text" style:list-style-name="L33">
      <style:text-properties officeooo:rsid="00c5a043" officeooo:paragraph-rsid="00c5a043"/>
    </style:style>
    <style:style style:name="P198" style:family="paragraph" style:parent-style-name="Preformatted_20_Text" style:list-style-name="L33">
      <style:text-properties officeooo:rsid="00c5d024" officeooo:paragraph-rsid="00c5d024"/>
    </style:style>
    <style:style style:name="P199" style:family="paragraph" style:parent-style-name="Preformatted_20_Text" style:list-style-name="L34">
      <style:text-properties officeooo:rsid="00c98eab" officeooo:paragraph-rsid="00c98eab"/>
    </style:style>
    <style:style style:name="P200" style:family="paragraph" style:parent-style-name="Preformatted_20_Text" style:list-style-name="L34">
      <style:text-properties officeooo:rsid="00cb8d6d" officeooo:paragraph-rsid="00cb8d6d"/>
    </style:style>
    <style:style style:name="P201" style:family="paragraph" style:parent-style-name="Preformatted_20_Text" style:list-style-name="L34">
      <style:text-properties officeooo:rsid="00cbb59b" officeooo:paragraph-rsid="00cbb59b"/>
    </style:style>
    <style:style style:name="P202" style:family="paragraph" style:parent-style-name="Preformatted_20_Text" style:list-style-name="L34">
      <style:text-properties officeooo:rsid="00ccfd50" officeooo:paragraph-rsid="00ccfd50"/>
    </style:style>
    <style:style style:name="P203" style:family="paragraph" style:parent-style-name="Preformatted_20_Text" style:list-style-name="L34">
      <style:text-properties officeooo:rsid="00ceb3d2" officeooo:paragraph-rsid="00ceb3d2"/>
    </style:style>
    <style:style style:name="P204" style:family="paragraph" style:parent-style-name="Preformatted_20_Text" style:list-style-name="L35">
      <style:text-properties officeooo:rsid="00d8d244" officeooo:paragraph-rsid="00d8d244"/>
    </style:style>
    <style:style style:name="P205" style:family="paragraph" style:parent-style-name="Preformatted_20_Text" style:list-style-name="L35">
      <style:paragraph-properties>
        <style:tab-stops>
          <style:tab-stop style:position="0.9063in"/>
        </style:tab-stops>
      </style:paragraph-properties>
      <style:text-properties officeooo:rsid="00dac29e" officeooo:paragraph-rsid="00dac29e"/>
    </style:style>
    <style:style style:name="P206" style:family="paragraph" style:parent-style-name="Preformatted_20_Text" style:list-style-name="L35">
      <style:text-properties officeooo:rsid="00dac29e" officeooo:paragraph-rsid="00dac29e"/>
    </style:style>
    <style:style style:name="P207" style:family="paragraph" style:parent-style-name="Preformatted_20_Text" style:list-style-name="L35">
      <style:text-properties officeooo:rsid="00dc449e" officeooo:paragraph-rsid="00dc449e"/>
    </style:style>
    <style:style style:name="P208" style:family="paragraph" style:parent-style-name="Preformatted_20_Text" style:list-style-name="L35">
      <style:text-properties officeooo:rsid="00dca96c" officeooo:paragraph-rsid="00dca96c"/>
    </style:style>
    <style:style style:name="P209" style:family="paragraph" style:parent-style-name="Preformatted_20_Text" style:list-style-name="L36">
      <style:text-properties officeooo:rsid="00dd2835" officeooo:paragraph-rsid="00dd2835"/>
    </style:style>
    <style:style style:name="P210" style:family="paragraph" style:parent-style-name="Preformatted_20_Text" style:list-style-name="L37">
      <style:text-properties officeooo:rsid="00def8b4" officeooo:paragraph-rsid="00def8b4"/>
    </style:style>
    <style:style style:name="P211" style:family="paragraph" style:parent-style-name="Preformatted_20_Text" style:list-style-name="L37">
      <style:text-properties officeooo:rsid="00df9673" officeooo:paragraph-rsid="00df9673"/>
    </style:style>
    <style:style style:name="P212" style:family="paragraph" style:parent-style-name="Preformatted_20_Text" style:list-style-name="L37">
      <style:text-properties officeooo:rsid="00dfd8e9" officeooo:paragraph-rsid="00dfd8e9"/>
    </style:style>
    <style:style style:name="P213" style:family="paragraph" style:parent-style-name="Preformatted_20_Text" style:list-style-name="L37">
      <style:text-properties officeooo:rsid="00e07308" officeooo:paragraph-rsid="00e07308"/>
    </style:style>
    <style:style style:name="P214" style:family="paragraph" style:parent-style-name="Preformatted_20_Text" style:list-style-name="L37">
      <style:text-properties officeooo:rsid="00e296ba" officeooo:paragraph-rsid="00e296ba"/>
    </style:style>
    <style:style style:name="P215" style:family="paragraph" style:parent-style-name="Preformatted_20_Text" style:list-style-name="L37">
      <style:text-properties officeooo:rsid="00e4715d" officeooo:paragraph-rsid="00e4715d"/>
    </style:style>
    <style:style style:name="P216" style:family="paragraph" style:parent-style-name="Preformatted_20_Text" style:list-style-name="L37">
      <style:text-properties officeooo:rsid="00e5a1db" officeooo:paragraph-rsid="00e5a1db"/>
    </style:style>
    <style:style style:name="P217" style:family="paragraph" style:parent-style-name="Preformatted_20_Text" style:list-style-name="L38">
      <style:text-properties officeooo:rsid="00e5a970" officeooo:paragraph-rsid="00e5a970"/>
    </style:style>
    <style:style style:name="P218" style:family="paragraph" style:parent-style-name="Preformatted_20_Text" style:list-style-name="L38">
      <style:text-properties officeooo:rsid="00e7943f" officeooo:paragraph-rsid="00e7943f"/>
    </style:style>
    <style:style style:name="P219" style:family="paragraph" style:parent-style-name="Preformatted_20_Text" style:list-style-name="L38">
      <style:text-properties officeooo:rsid="00e8ea00" officeooo:paragraph-rsid="00e8ea00"/>
    </style:style>
    <style:style style:name="P220" style:family="paragraph" style:parent-style-name="Preformatted_20_Text" style:list-style-name="L38">
      <style:text-properties officeooo:rsid="00eae3f6" officeooo:paragraph-rsid="00eae3f6"/>
    </style:style>
    <style:style style:name="P221" style:family="paragraph" style:parent-style-name="Preformatted_20_Text" style:list-style-name="L38">
      <style:text-properties officeooo:rsid="00ebe6f2" officeooo:paragraph-rsid="00ebe6f2"/>
    </style:style>
    <style:style style:name="P222" style:family="paragraph" style:parent-style-name="Preformatted_20_Text" style:list-style-name="L38">
      <style:text-properties officeooo:rsid="00ecc5a6" officeooo:paragraph-rsid="00ecc5a6"/>
    </style:style>
    <style:style style:name="P223" style:family="paragraph" style:parent-style-name="Preformatted_20_Text" style:list-style-name="L38">
      <style:text-properties officeooo:rsid="00edcab9" officeooo:paragraph-rsid="00edcab9"/>
    </style:style>
    <style:style style:name="P224" style:family="paragraph" style:parent-style-name="Preformatted_20_Text" style:list-style-name="L38">
      <style:text-properties officeooo:rsid="00eeb6bc" officeooo:paragraph-rsid="00eeb6bc"/>
    </style:style>
    <style:style style:name="P225" style:family="paragraph" style:parent-style-name="Preformatted_20_Text" style:list-style-name="L38">
      <style:text-properties officeooo:rsid="00f0b6a4" officeooo:paragraph-rsid="00f0b6a4"/>
    </style:style>
    <style:style style:name="P226" style:family="paragraph" style:parent-style-name="Preformatted_20_Text" style:list-style-name="L39">
      <style:text-properties officeooo:rsid="00f37ddb" officeooo:paragraph-rsid="00f37ddb"/>
    </style:style>
    <style:style style:name="P227" style:family="paragraph" style:parent-style-name="Preformatted_20_Text" style:list-style-name="L39">
      <style:text-properties officeooo:rsid="00f4417f" officeooo:paragraph-rsid="00f4417f"/>
    </style:style>
    <style:style style:name="P228" style:family="paragraph" style:parent-style-name="Preformatted_20_Text" style:list-style-name="L39">
      <style:text-properties officeooo:rsid="00f6f04a" officeooo:paragraph-rsid="00f6f04a"/>
    </style:style>
    <style:style style:name="P229" style:family="paragraph" style:parent-style-name="Preformatted_20_Text" style:list-style-name="L39">
      <style:text-properties officeooo:rsid="00f7a06a" officeooo:paragraph-rsid="00f7a06a"/>
    </style:style>
    <style:style style:name="P230" style:family="paragraph" style:parent-style-name="Preformatted_20_Text" style:list-style-name="L39">
      <style:text-properties officeooo:rsid="00f8ccf2" officeooo:paragraph-rsid="00f8ccf2"/>
    </style:style>
    <style:style style:name="P231" style:family="paragraph" style:parent-style-name="Preformatted_20_Text" style:list-style-name="L39">
      <style:text-properties officeooo:rsid="00f9ab82" officeooo:paragraph-rsid="00f9ab82"/>
    </style:style>
    <style:style style:name="P232" style:family="paragraph" style:parent-style-name="Preformatted_20_Text" style:list-style-name="L39">
      <style:text-properties officeooo:rsid="00fc7e99" officeooo:paragraph-rsid="00fc7e99"/>
    </style:style>
    <style:style style:name="P233" style:family="paragraph" style:parent-style-name="Preformatted_20_Text" style:list-style-name="L40">
      <style:text-properties officeooo:rsid="00fdbc66" officeooo:paragraph-rsid="00fdbc66"/>
    </style:style>
    <style:style style:name="P234" style:family="paragraph" style:parent-style-name="Preformatted_20_Text" style:list-style-name="L40">
      <style:text-properties officeooo:rsid="01022017" officeooo:paragraph-rsid="01022017"/>
    </style:style>
    <style:style style:name="P235" style:family="paragraph" style:parent-style-name="Preformatted_20_Text" style:list-style-name="L40">
      <style:text-properties officeooo:rsid="00fe702d" officeooo:paragraph-rsid="00fe702d"/>
    </style:style>
    <style:style style:name="P236" style:family="paragraph" style:parent-style-name="Preformatted_20_Text" style:list-style-name="L40">
      <style:text-properties officeooo:rsid="01000423" officeooo:paragraph-rsid="01000423"/>
    </style:style>
    <style:style style:name="P237" style:family="paragraph" style:parent-style-name="Preformatted_20_Text" style:list-style-name="L40">
      <style:text-properties officeooo:rsid="0100f4fa" officeooo:paragraph-rsid="0100f4fa"/>
    </style:style>
    <style:style style:name="P238" style:family="paragraph" style:parent-style-name="Preformatted_20_Text" style:list-style-name="L40">
      <style:text-properties officeooo:rsid="0101588f" officeooo:paragraph-rsid="0101588f"/>
    </style:style>
    <style:style style:name="P239" style:family="paragraph" style:parent-style-name="Preformatted_20_Text" style:list-style-name="L41">
      <style:text-properties officeooo:rsid="01038f3f" officeooo:paragraph-rsid="01038f3f"/>
    </style:style>
    <style:style style:name="P240" style:family="paragraph" style:parent-style-name="Preformatted_20_Text" style:list-style-name="L41">
      <style:text-properties officeooo:rsid="01058d63" officeooo:paragraph-rsid="01058d63"/>
    </style:style>
    <style:style style:name="P241" style:family="paragraph" style:parent-style-name="Preformatted_20_Text" style:list-style-name="L41">
      <style:text-properties officeooo:rsid="0105c3ed" officeooo:paragraph-rsid="0105c3ed"/>
    </style:style>
    <style:style style:name="P242" style:family="paragraph" style:parent-style-name="Preformatted_20_Text" style:list-style-name="L41">
      <style:text-properties officeooo:rsid="0106db80" officeooo:paragraph-rsid="0106db80"/>
    </style:style>
    <style:style style:name="P243" style:family="paragraph" style:parent-style-name="Preformatted_20_Text" style:list-style-name="L41">
      <style:text-properties officeooo:rsid="010806e0" officeooo:paragraph-rsid="010806e0"/>
    </style:style>
    <style:style style:name="P244" style:family="paragraph" style:parent-style-name="Preformatted_20_Text" style:list-style-name="L41">
      <style:text-properties officeooo:rsid="0108e03e" officeooo:paragraph-rsid="0108e03e"/>
    </style:style>
    <style:style style:name="P245" style:family="paragraph" style:parent-style-name="Preformatted_20_Text" style:list-style-name="L42">
      <style:text-properties officeooo:rsid="010b36d8" officeooo:paragraph-rsid="010b36d8"/>
    </style:style>
    <style:style style:name="P246" style:family="paragraph" style:parent-style-name="Preformatted_20_Text" style:list-style-name="L42">
      <style:text-properties officeooo:rsid="010b4edc" officeooo:paragraph-rsid="010b4edc"/>
    </style:style>
    <style:style style:name="P247" style:family="paragraph" style:parent-style-name="Preformatted_20_Text" style:list-style-name="L42">
      <style:text-properties officeooo:rsid="010cc4eb" officeooo:paragraph-rsid="010cc4eb"/>
    </style:style>
    <style:style style:name="P248" style:family="paragraph" style:parent-style-name="Preformatted_20_Text" style:list-style-name="L42">
      <style:text-properties officeooo:rsid="010d6957" officeooo:paragraph-rsid="010d6957"/>
    </style:style>
    <style:style style:name="P249" style:family="paragraph" style:parent-style-name="Preformatted_20_Text" style:list-style-name="L42">
      <style:text-properties officeooo:rsid="010f07b8" officeooo:paragraph-rsid="010f07b8"/>
    </style:style>
    <style:style style:name="P250" style:family="paragraph" style:parent-style-name="Preformatted_20_Text" style:list-style-name="L43">
      <style:text-properties officeooo:rsid="0110a137" officeooo:paragraph-rsid="0110a137"/>
    </style:style>
    <style:style style:name="P251" style:family="paragraph" style:parent-style-name="Preformatted_20_Text" style:list-style-name="L43">
      <style:text-properties officeooo:rsid="0112261b" officeooo:paragraph-rsid="0112261b"/>
    </style:style>
    <style:style style:name="P252" style:family="paragraph" style:parent-style-name="Preformatted_20_Text" style:list-style-name="L44">
      <style:text-properties officeooo:rsid="01166279" officeooo:paragraph-rsid="01166279"/>
    </style:style>
    <style:style style:name="P253" style:family="paragraph" style:parent-style-name="Preformatted_20_Text" style:list-style-name="L44">
      <style:text-properties officeooo:rsid="011686a4" officeooo:paragraph-rsid="011686a4"/>
    </style:style>
    <style:style style:name="P254" style:family="paragraph" style:parent-style-name="Preformatted_20_Text" style:list-style-name="L44">
      <style:text-properties officeooo:rsid="01186f8a" officeooo:paragraph-rsid="01186f8a"/>
    </style:style>
    <style:style style:name="P255" style:family="paragraph" style:parent-style-name="Preformatted_20_Text" style:list-style-name="L45">
      <style:text-properties officeooo:rsid="011931f3" officeooo:paragraph-rsid="011931f3"/>
    </style:style>
    <style:style style:name="P256" style:family="paragraph" style:parent-style-name="Preformatted_20_Text" style:list-style-name="L45">
      <style:text-properties officeooo:rsid="011abce0" officeooo:paragraph-rsid="011abce0"/>
    </style:style>
    <style:style style:name="P257" style:family="paragraph" style:parent-style-name="Preformatted_20_Text" style:list-style-name="L45">
      <style:text-properties officeooo:rsid="011b0aba" officeooo:paragraph-rsid="011b0aba"/>
    </style:style>
    <style:style style:name="P258" style:family="paragraph" style:parent-style-name="Preformatted_20_Text" style:list-style-name="L46">
      <style:text-properties officeooo:rsid="011b2982" officeooo:paragraph-rsid="011b2982"/>
    </style:style>
    <style:style style:name="P259" style:family="paragraph" style:parent-style-name="Preformatted_20_Text" style:list-style-name="L46">
      <style:text-properties officeooo:rsid="011b2982" officeooo:paragraph-rsid="011cde6f"/>
    </style:style>
    <style:style style:name="P260" style:family="paragraph" style:parent-style-name="Preformatted_20_Text" style:list-style-name="L46">
      <style:text-properties officeooo:rsid="011cde6f" officeooo:paragraph-rsid="011cde6f"/>
    </style:style>
    <style:style style:name="P261" style:family="paragraph" style:parent-style-name="Preformatted_20_Text" style:list-style-name="L46">
      <style:text-properties officeooo:rsid="011ebd06" officeooo:paragraph-rsid="011ebd06"/>
    </style:style>
    <style:style style:name="P262" style:family="paragraph" style:parent-style-name="Preformatted_20_Text" style:list-style-name="L46">
      <style:text-properties officeooo:rsid="0120356d" officeooo:paragraph-rsid="0120356d"/>
    </style:style>
    <style:style style:name="P263" style:family="paragraph" style:parent-style-name="Preformatted_20_Text" style:list-style-name="L46">
      <style:text-properties officeooo:rsid="01217ea1" officeooo:paragraph-rsid="01217ea1"/>
    </style:style>
    <style:style style:name="P264" style:family="paragraph" style:parent-style-name="Preformatted_20_Text" style:list-style-name="L46">
      <style:text-properties officeooo:rsid="0122229d" officeooo:paragraph-rsid="0122229d"/>
    </style:style>
    <style:style style:name="P265" style:family="paragraph" style:parent-style-name="Preformatted_20_Text" style:list-style-name="L47">
      <style:text-properties officeooo:rsid="012764b0" officeooo:paragraph-rsid="012764b0"/>
    </style:style>
    <style:style style:name="P266" style:family="paragraph" style:parent-style-name="Preformatted_20_Text" style:list-style-name="L47">
      <style:text-properties officeooo:rsid="01279da6" officeooo:paragraph-rsid="01279da6"/>
    </style:style>
    <style:style style:name="P267" style:family="paragraph" style:parent-style-name="Preformatted_20_Text" style:list-style-name="L47">
      <style:text-properties officeooo:rsid="01299a7d" officeooo:paragraph-rsid="01299a7d"/>
    </style:style>
    <style:style style:name="P268" style:family="paragraph" style:parent-style-name="Preformatted_20_Text" style:list-style-name="L47">
      <style:text-properties officeooo:rsid="012a9745" officeooo:paragraph-rsid="012a9745"/>
    </style:style>
    <style:style style:name="P269" style:family="paragraph" style:parent-style-name="Preformatted_20_Text" style:list-style-name="L47">
      <style:text-properties officeooo:rsid="012aaeaf" officeooo:paragraph-rsid="012aaeaf"/>
    </style:style>
    <style:style style:name="P270" style:family="paragraph" style:parent-style-name="Preformatted_20_Text" style:list-style-name="L47">
      <style:text-properties officeooo:rsid="012bec27" officeooo:paragraph-rsid="012bec27"/>
    </style:style>
    <style:style style:name="P271" style:family="paragraph" style:parent-style-name="Preformatted_20_Text">
      <style:text-properties officeooo:rsid="012bec27" officeooo:paragraph-rsid="012bec27"/>
    </style:style>
    <style:style style:name="P272" style:family="paragraph" style:parent-style-name="Preformatted_20_Text" style:list-style-name="L48">
      <style:text-properties officeooo:rsid="012bec27" officeooo:paragraph-rsid="012bec27"/>
    </style:style>
    <style:style style:name="T1" style:family="text">
      <style:text-properties officeooo:rsid="00277333"/>
    </style:style>
    <style:style style:name="T2" style:family="text">
      <style:text-properties officeooo:rsid="002cd508"/>
    </style:style>
    <style:style style:name="T3" style:family="text">
      <style:text-properties officeooo:rsid="002f32ed"/>
    </style:style>
    <style:style style:name="T4" style:family="text">
      <style:text-properties officeooo:rsid="00326b94"/>
    </style:style>
    <style:style style:name="T5" style:family="text">
      <style:text-properties officeooo:rsid="00354538"/>
    </style:style>
    <style:style style:name="T6" style:family="text">
      <style:text-properties officeooo:rsid="003e85e4"/>
    </style:style>
    <style:style style:name="T7" style:family="text">
      <style:text-properties officeooo:rsid="00531ee7"/>
    </style:style>
    <style:style style:name="T8" style:family="text">
      <style:text-properties officeooo:rsid="00666b26"/>
    </style:style>
    <style:style style:name="T9" style:family="text">
      <style:text-properties officeooo:rsid="0068205a"/>
    </style:style>
    <style:style style:name="T10" style:family="text">
      <style:text-properties officeooo:rsid="006f4882"/>
    </style:style>
    <style:style style:name="T11" style:family="text">
      <style:text-properties officeooo:rsid="00733a88"/>
    </style:style>
    <style:style style:name="T12" style:family="text">
      <style:text-properties officeooo:rsid="007f41e9"/>
    </style:style>
    <style:style style:name="T13" style:family="text">
      <style:text-properties officeooo:rsid="0082fb62"/>
    </style:style>
    <style:style style:name="T14" style:family="text">
      <style:text-properties officeooo:rsid="00868277"/>
    </style:style>
    <style:style style:name="T15" style:family="text">
      <style:text-properties officeooo:rsid="0090e81c"/>
    </style:style>
    <style:style style:name="T16" style:family="text">
      <style:text-properties officeooo:rsid="00922714"/>
    </style:style>
    <style:style style:name="T17" style:family="text">
      <style:text-properties officeooo:rsid="009a9726"/>
    </style:style>
    <style:style style:name="T18" style:family="text">
      <style:text-properties officeooo:rsid="00a0e39c"/>
    </style:style>
    <style:style style:name="T19" style:family="text">
      <style:text-properties officeooo:rsid="00ae7a73"/>
    </style:style>
    <style:style style:name="T20" style:family="text">
      <style:text-properties officeooo:rsid="00af663d"/>
    </style:style>
    <style:style style:name="T21" style:family="text">
      <style:text-properties officeooo:rsid="00b25431"/>
    </style:style>
    <style:style style:name="T22" style:family="text">
      <style:text-properties officeooo:rsid="00b30623"/>
    </style:style>
    <style:style style:name="T23" style:family="text">
      <style:text-properties officeooo:rsid="00b46d25"/>
    </style:style>
    <style:style style:name="T24" style:family="text">
      <style:text-properties officeooo:rsid="00be8644"/>
    </style:style>
    <style:style style:name="T25" style:family="text">
      <style:text-properties officeooo:rsid="00c12fa8"/>
    </style:style>
    <style:style style:name="T26" style:family="text">
      <style:text-properties officeooo:rsid="00c23e77"/>
    </style:style>
    <style:style style:name="T27" style:family="text">
      <style:text-properties officeooo:rsid="00c7cc3c"/>
    </style:style>
    <style:style style:name="T28" style:family="text">
      <style:text-properties officeooo:rsid="00cbb59b"/>
    </style:style>
    <style:style style:name="T29" style:family="text">
      <style:text-properties officeooo:rsid="00cdf6f3"/>
    </style:style>
    <style:style style:name="T30" style:family="text">
      <style:text-properties officeooo:rsid="00dcde56"/>
    </style:style>
    <style:style style:name="T31" style:family="text">
      <style:text-properties officeooo:rsid="00df9673"/>
    </style:style>
    <style:style style:name="T32" style:family="text">
      <style:text-properties officeooo:rsid="00e1d9a9"/>
    </style:style>
    <style:style style:name="T33" style:family="text">
      <style:text-properties officeooo:rsid="00e64451"/>
    </style:style>
    <style:style style:name="T34" style:family="text">
      <style:text-properties officeooo:rsid="00f4417f"/>
    </style:style>
    <style:style style:name="T35" style:family="text">
      <style:text-properties officeooo:rsid="00f60899"/>
    </style:style>
    <style:style style:name="T36" style:family="text">
      <style:text-properties officeooo:rsid="00f9ab82"/>
    </style:style>
    <style:style style:name="T37" style:family="text">
      <style:text-properties officeooo:rsid="00fb2afc"/>
    </style:style>
    <style:style style:name="T38" style:family="text">
      <style:text-properties officeooo:rsid="00fd0d53"/>
    </style:style>
    <style:style style:name="T39" style:family="text">
      <style:text-properties officeooo:rsid="0100a346"/>
    </style:style>
    <style:style style:name="T40" style:family="text">
      <style:text-properties officeooo:rsid="01081468"/>
    </style:style>
    <style:style style:name="T41" style:family="text">
      <style:text-properties officeooo:rsid="010f07b8"/>
    </style:style>
    <style:style style:name="T42" style:family="text">
      <style:text-properties officeooo:rsid="011206d5"/>
    </style:style>
    <style:style style:name="T43" style:family="text">
      <style:text-properties officeooo:rsid="0112261b"/>
    </style:style>
    <style:style style:name="T44" style:family="text">
      <style:text-properties officeooo:rsid="011686a4"/>
    </style:style>
    <style:style style:name="T45" style:family="text">
      <style:text-properties officeooo:rsid="011cde6f"/>
    </style:style>
    <style:style style:name="T46" style:family="text">
      <style:text-properties officeooo:rsid="01264d3e"/>
    </style:style>
    <style:style style:name="T47" style:family="text">
      <style:text-properties officeooo:rsid="012a9745"/>
    </style:style>
    <style:style style:name="T48" style:family="text">
      <style:text-properties officeooo:rsid="012be8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</text:p>
      <text:p text:style-name="P1"/>
      <text:p text:style-name="P1">4. introduction</text:p>
      <text:list xml:id="list636420565445184724" text:style-name="L1">
        <text:list-item>
          <text:p text:style-name="P85">make new project called “my block model”, 3d</text:p>
        </text:list-item>
        <text:list-item>
          <text:p text:style-name="P85">windows layout default</text:p>
        </text:list-item>
        <text:list-item>
          <text:p text:style-name="P86">gameobject&gt;3d object&gt; cube</text:p>
          <text:list>
            <text:list-item>
              <text:p text:style-name="P86">note the lights, camera, and cube are represented in the heirarchy.</text:p>
            </text:list-item>
            <text:list-item>
              <text:p text:style-name="P87">Untitled is the name of the scene, file&gt;save scene as car.</text:p>
            </text:list-item>
          </text:list>
        </text:list-item>
        <text:list-item>
          <text:p text:style-name="P88">Move objects</text:p>
          <text:list>
            <text:list-item>
              <text:p text:style-name="P88">use mouse wheel, right click and use wasd buttons as well.</text:p>
            </text:list-item>
            <text:list-item>
              <text:p text:style-name="P88">Qwert keys will change how movement in the scene is handles. Maps to the f buttons at top left of IDE.</text:p>
            </text:list-item>
          </text:list>
        </text:list-item>
        <text:list-item>
          <text:p text:style-name="P89">Challenge – delete cube, make new cube, scale cube and add another cube. This a car using game objects.</text:p>
        </text:list-item>
      </text:list>
      <text:p text:style-name="P2"/>
      <text:p text:style-name="P3">5. wonders of prefabs</text:p>
      <text:list xml:id="list4152906338108182017" text:style-name="L2">
        <text:list-item>
          <text:p text:style-name="P90">parent and child relationships</text:p>
          <text:list>
            <text:list-item>
              <text:p text:style-name="P90">make an empty game object, call it car.</text:p>
            </text:list-item>
            <text:list-item>
              <text:p text:style-name="P90">Select all car items and drag them onto the car. The car is now the parent of these objects</text:p>
            </text:list-item>
            <text:list-item>
              <text:p text:style-name="P90">now make a prefab. Drag the car into the assets window. The car turns blue. Blue tells me that it is a prefab. <text:span text:style-name="T1">Now we can change the instances of the car prefab in the hierarchy, or change the prefab itself which will affect all cars.</text:span></text:p>
            </text:list-item>
          </text:list>
        </text:list-item>
      </text:list>
      <text:p text:style-name="P4"/>
      <text:p text:style-name="P4">6. Intro to Visual Code</text:p>
      <text:list xml:id="list2259718075064057856" text:style-name="L3">
        <text:list-item>
          <text:p text:style-name="P91">right click in assets, create csharp script – name it Introducer</text:p>
        </text:list-item>
        <text:list-item>
          <text:p text:style-name="P91">drag the introducer onto one of the cars, either in the heirarchy or in the actual scene. It should now appear in the inspector</text:p>
        </text:list-item>
        <text:list-item>
          <text:p text:style-name="P92">open the file, make sure the class name matches the name of the file.</text:p>
          <text:list>
            <text:list-item>
              <text:p text:style-name="P93">Print to the screen. Press play, find the console, make sure our code has printed to the screen.</text:p>
            </text:list-item>
            <text:list-item>
              <text:p text:style-name="P94">Note that the script may attach to the children of the parent car, so we may print more than once, remove the extras.</text:p>
            </text:list-item>
          </text:list>
        </text:list-item>
      </text:list>
      <text:p text:style-name="P5"/>
      <text:p text:style-name="P6"/>
      <text:p text:style-name="P6"/>
      <text:p text:style-name="P6">Section 2 Terminal Hacker – the c sharp primer</text:p>
      <text:p text:style-name="P6"/>
      <text:p text:style-name="P6"><text:span text:style-name="T2">9</text:span>. focus on Intention&gt;Execution</text:p>
      <text:list xml:id="list2867119092069857094" text:style-name="L4">
        <text:list-item>
          <text:p text:style-name="P95">anagram guessing game, you are a hacker that must crack the code</text:p>
        </text:list-item>
        <text:list-item>
          <text:p text:style-name="P95">focus on game flow map</text:p>
        </text:list-item>
        <text:list-item>
          <text:p text:style-name="P95">select themes for easy, medium, hard as well as 5 words to solve for them</text:p>
          <text:list>
            <text:list-item>
              <text:p text:style-name="P95">easy – kids</text:p>
              <text:list>
                <text:list-item>
                  <text:p text:style-name="P95">toys</text:p>
                </text:list-item>
                <text:list-item>
                  <text:p text:style-name="P95">candy</text:p>
                </text:list-item>
                <text:list-item>
                  <text:p text:style-name="P95">bed</text:p>
                </text:list-item>
                <text:list-item>
                  <text:p text:style-name="P95">cup</text:p>
                </text:list-item>
                <text:list-item>
                  <text:p text:style-name="P95">food</text:p>
                </text:list-item>
              </text:list>
            </text:list-item>
            <text:list-item>
              <text:p text:style-name="P95">medium – garage</text:p>
              <text:list>
                <text:list-item>
                  <text:p text:style-name="P95">bench</text:p>
                </text:list-item>
                <text:list-item>
                  <text:p text:style-name="P95">truck</text:p>
                </text:list-item>
                <text:list-item>
                  <text:p text:style-name="P95">pliers</text:p>
                </text:list-item>
                <text:list-item>
                  <text:p text:style-name="P95">bucket</text:p>
                </text:list-item>
                <text:list-item>
                  <text:p text:style-name="P95">welder</text:p>
                </text:list-item>
              </text:list>
            </text:list-item>
            <text:list-item>
              <text:p text:style-name="P95">hard – computer</text:p>
              <text:list>
                <text:list-item>
                  <text:p text:style-name="P95"><text:soft-page-break/>monitor</text:p>
                </text:list-item>
                <text:list-item>
                  <text:p text:style-name="P95">processor</text:p>
                </text:list-item>
                <text:list-item>
                  <text:p text:style-name="P95">graphical</text:p>
                </text:list-item>
                <text:list-item>
                  <text:p text:style-name="P95">diode</text:p>
                </text:list-item>
                <text:list-item>
                  <text:p text:style-name="P95">thermal</text:p>
                </text:list-item>
              </text:list>
            </text:list-item>
          </text:list>
        </text:list-item>
      </text:list>
      <text:p text:style-name="P6"/>
      <text:p text:style-name="P7">10. import assets</text:p>
      <text:list xml:id="list4975050695144044329" text:style-name="L5">
        <text:list-item>
          <text:p text:style-name="P96">create two new unity projects</text:p>
          <text:list>
            <text:list-item>
              <text:p text:style-name="P96">1_First_Steps</text:p>
            </text:list-item>
            <text:list-item>
              <text:p text:style-name="P96">2_Terminal_Hacker</text:p>
            </text:list-item>
          </text:list>
        </text:list-item>
        <text:list-item>
          <text:p text:style-name="P97">use the asset package provided. By either importing it or dragging and dropping it in. <text:span text:style-name="T3">Import everything.</text:span></text:p>
          <text:list>
            <text:list-item>
              <text:p text:style-name="P98">Now drag the new asset into the hierarchy. We should have a functioning terminal game.</text:p>
            </text:list-item>
          </text:list>
        </text:list-item>
      </text:list>
      <text:p text:style-name="P8"/>
      <text:p text:style-name="P9">11. using TerminalWriteLine()</text:p>
      <text:list xml:id="list6530812427849879266" text:style-name="L6">
        <text:list-item>
          <text:p text:style-name="P99">create Hacker.cs and attach to WM200<text:span text:style-name="T4">0, in the script:</text:span></text:p>
          <text:list>
            <text:list-item>
              <text:p text:style-name="P100">print to the game terminal using Terminal.WriteLine(), link in the resources. It works the same as print();</text:p>
            </text:list-item>
            <text:list-item>
              <text:p text:style-name="P101">write your menu screen</text:p>
            </text:list-item>
          </text:list>
        </text:list-item>
      </text:list>
      <text:p text:style-name="P10"/>
      <text:p text:style-name="P11">12. your first functioning</text:p>
      <text:list xml:id="list5658721136603347211" text:style-name="L7">
        <text:list-item>
          <text:p text:style-name="P102">how statements group into functions, and functions group into classes. Functions inside classes are called methods.</text:p>
        </text:list-item>
        <text:list-item>
          <text:p text:style-name="P102">Function syntax</text:p>
          <text:list>
            <text:list-item>
              <text:p text:style-name="P102">void FunctionName();</text:p>
              <text:list>
                <text:list-item>
                  <text:p text:style-name="P102">the name should be what the function does, be concise.</text:p>
                </text:list-item>
                <text:list-item>
                  <text:p text:style-name="P102">Parameters go in the parenthesis</text:p>
                </text:list-item>
              </text:list>
            </text:list-item>
            <text:list-item>
              <text:p text:style-name="P103">make a function inside of hacker.cs named ShowMainMenu, it should return nothing so lead with void.</text:p>
              <text:list>
                <text:list-item>
                  <text:p text:style-name="P103">Move the lines of code from start to within the new function. <text:span text:style-name="T5">This is encapsulation. Then call the new method from the Start method.</text:span></text:p>
                </text:list-item>
              </text:list>
            </text:list-item>
          </text:list>
        </text:list-item>
      </text:list>
      <text:p text:style-name="P12"/>
      <text:p text:style-name="P13">13. Introducing Variables</text:p>
      <text:list xml:id="list8924658018777572705" text:style-name="L8">
        <text:list-item>
          <text:p text:style-name="P104">variables can change when the game is running. We must declare the type variable type first, that is, string, bool, int, etc. remember to declare numbers as a float, 3.2f, if they are a float.</text:p>
        </text:list-item>
        <text:list-item>
          <text:p text:style-name="P105">I can use var greeting = “hello”; and the compilier will now that it is a string. Alternatively, I can declare it a string: string greeting = “hello”;</text:p>
        </text:list-item>
      </text:list>
      <text:p text:style-name="P14"/>
      <text:p text:style-name="P15">14. Functions with variable parameters</text:p>
      <text:list xml:id="list5642720067955541267" text:style-name="L9">
        <text:list-item>
          <text:p text:style-name="P106">void MyFunction(<text:span text:style-name="T6">string </text:span>parameter);</text:p>
        </text:list-item>
        <text:list-item>
          <text:p text:style-name="P106">parameters help us to hold true to DRY, don't repeat yourself.</text:p>
        </text:list-item>
      </text:list>
      <text:p text:style-name="P16"/>
      <text:p text:style-name="P17">15. messages are special functions</text:p>
      <text:list xml:id="list2022461935896039806" text:style-name="L10">
        <text:list-item>
          <text:p text:style-name="P107">respond to user inputs</text:p>
        </text:list-item>
        <text:list-item>
          <text:p text:style-name="P107">functions vs messages</text:p>
          <text:list>
            <text:list-item>
              <text:p text:style-name="P107">functions are called from within the code, messages are sent from outside the code.</text:p>
            </text:list-item>
            <text:list-item>
              <text:p text:style-name="P107">Messages usually start with 'on', such as onStart, or onUpdate</text:p>
            </text:list-item>
          </text:list>
        </text:list-item>
      </text:list>
      <text:p text:style-name="P18"/>
      <text:p text:style-name="P18">16. C# operators and expressions</text:p>
      <text:list xml:id="list314287846439505862" text:style-name="L11">
        <text:list-item>
          <text:p text:style-name="P108">learn about true and false. Must be booleans.</text:p>
        </text:list-item>
        <text:list-item>
          <text:p text:style-name="P108">Expressions are evaluated. “hello “ + “World” is an expression that evaluates to “ Hello World”.</text:p>
        </text:list-item>
        <text:list-item>
          <text:p text:style-name="P108">Operators are =, -, &lt;, &gt;, ==, etc</text:p>
        </text:list-item>
        <text:list-item>
          <text:p text:style-name="P108">note that type coercion is called “casting” in c#.</text:p>
        </text:list-item>
      </text:list>
      <text:p text:style-name="P19"><text:soft-page-break/></text:p>
      <text:p text:style-name="P20">17. conditional program flow using if</text:p>
      <text:list xml:id="list8513087878498773406" text:style-name="L12">
        <text:list-item>
          <text:p text:style-name="P109">control execution flow using if/else statements.</text:p>
        </text:list-item>
      </text:list>
      <text:p text:style-name="P21"/>
      <text:p text:style-name="P22">18. basic data types</text:p>
      <text:list xml:id="list7922255874696374129" text:style-name="L13">
        <text:list-item>
          <text:p text:style-name="P110">bool, string, int, float, Screen</text:p>
          <text:list>
            <text:list-item>
              <text:p text:style-name="P111">screen is a new type defined for the game, the others are primitive types. It has a capital because we have created it.</text:p>
            </text:list-item>
          </text:list>
        </text:list-item>
      </text:list>
      <text:p text:style-name="P23"/>
      <text:p text:style-name="P24">19. member variables to hold statement</text:p>
      <text:list xml:id="list8776125209516224689" text:style-name="L14">
        <text:list-item>
          <text:p text:style-name="P112">we can right click on a function name to have VS create a new function for us.</text:p>
        </text:list-item>
        <text:list-item>
          <text:p text:style-name="P113">We need to keep track of the level that is chosen for use in other functions.</text:p>
        </text:list-item>
        <text:list-item>
          <text:p text:style-name="P113">Instead of giving a function parameters, we can point the functions to a declared variable. This is the Member Variable. </text:p>
          <text:list>
            <text:list-item>
              <text:p text:style-name="P113">Member variable is the same as a global variable.</text:p>
            </text:list-item>
            <text:list-item>
              <text:p text:style-name="P113">Consider this a 'game state', meaning it tells us what level we are on.</text:p>
            </text:list-item>
          </text:list>
        </text:list-item>
        <text:list-item>
          <text:p text:style-name="P114">Using unity debug will give us extra information in the inspector.</text:p>
        </text:list-item>
        <text:list-item>
          <text:p text:style-name="P115">Note that integers default to a value of zero.</text:p>
        </text:list-item>
      </text:list>
      <text:p text:style-name="P25"/>
      <text:p text:style-name="P26">20. Enumerating our game states</text:p>
      <text:list xml:id="list113306063721459704" text:style-name="L15">
        <text:list-item>
          <text:p text:style-name="P116">enumeration will keep track of the level we are on.</text:p>
        </text:list-item>
        <text:list-item>
          <text:p text:style-name="P117">Now after choosing level, the level should start, perhaps ask for users password.</text:p>
        </text:list-item>
        <text:list-item>
          <text:p text:style-name="P117">Right now the game does not know what state it is in. <text:span text:style-name="T7">The three states will be:</text:span></text:p>
          <text:list>
            <text:list-item>
              <text:p text:style-name="P118">Main Menu</text:p>
            </text:list-item>
            <text:list-item>
              <text:p text:style-name="P118">Waiting for Password</text:p>
            </text:list-item>
            <text:list-item>
              <text:p text:style-name="P118">Win Screen</text:p>
            </text:list-item>
          </text:list>
        </text:list-item>
        <text:list-item>
          <text:p text:style-name="P119">Change the game state to change how input is handled.</text:p>
        </text:list-item>
        <text:list-item>
          <text:p text:style-name="P120">Using the enum construct</text:p>
          <text:list>
            <text:list-item>
              <text:p text:style-name="P120">enums group similar items and a fixed list of items</text:p>
            </text:list-item>
          </text:list>
        </text:list-item>
        <text:list-item>
          <text:p text:style-name="P120">how to use</text:p>
          <text:list>
            <text:list-item>
              <text:p text:style-name="P120">define the new type of variable</text:p>
              <text:list>
                <text:list-item>
                  <text:p text:style-name="P120">enum Screen { MainMenu, Password, Win };</text:p>
                </text:list-item>
              </text:list>
            </text:list-item>
            <text:list-item>
              <text:p text:style-name="P121">declare a variable of this new type:</text:p>
              <text:list>
                <text:list-item>
                  <text:p text:style-name="P121">Screen currentScreen;</text:p>
                </text:list-item>
              </text:list>
            </text:list-item>
            <text:list-item>
              <text:p text:style-name="P121">use the new variable:</text:p>
              <text:list>
                <text:list-item>
                  <text:p text:style-name="P121">currentSCreen = Screen.MainMenu;</text:p>
                </text:list-item>
              </text:list>
            </text:list-item>
          </text:list>
        </text:list-item>
        <text:list-item>
          <text:p text:style-name="P122">We have just created a new type, Screen. </text:p>
        </text:list-item>
      </text:list>
      <text:p text:style-name="P27"/>
      <text:p text:style-name="P27">21. refactoring our code</text:p>
      <text:list xml:id="list6275739337576035625" text:style-name="L16">
        <text:list-item>
          <text:p text:style-name="P123">we are in the password state, but changes as of yet. But first, lets make code readable.</text:p>
          <text:list>
            <text:list-item>
              <text:p text:style-name="P123">First, we should always be able to get to main menu</text:p>
            </text:list-item>
            <text:list-item>
              <text:p text:style-name="P124">the more we code, the more we change, the more bugs we introduce, and the dirtier the code gets.</text:p>
            </text:list-item>
            <text:list-item>
              <text:p text:style-name="P125">When to refactor</text:p>
              <text:list>
                <text:list-item>
                  <text:p text:style-name="P125">when we don't fully understand the code</text:p>
                </text:list-item>
                <text:list-item>
                  <text:p text:style-name="P125">when it is unreadable</text:p>
                </text:list-item>
              </text:list>
            </text:list-item>
          </text:list>
        </text:list-item>
      </text:list>
      <text:p text:style-name="P28"/>
      <text:p text:style-name="P29">22. Your first solo</text:p>
      <text:list xml:id="list7440827051131002818" text:style-name="L17">
        <text:list-item>
          <text:p text:style-name="P126">bug fix – on returning to main menu, set currentScreen mack to main menu</text:p>
        </text:list-item>
        <text:list-item>
          <text:p text:style-name="P127">get basic passwords working.</text:p>
          <text:list>
            <text:list-item>
              <text:p text:style-name="P128">Back up first! By zipping a version of this folder.</text:p>
            </text:list-item>
            <text:list-item>
              <text:p text:style-name="P129">Delete library before doing so to save space.</text:p>
            </text:list-item>
          </text:list>
        </text:list-item>
        <text:list-item>
          <text:p text:style-name="P130"><text:soft-page-break/>Add passwords and check if user input matches.</text:p>
        </text:list-item>
        <text:list-item>
          <text:p text:style-name="P131">Write a checkpassword method that takes an input</text:p>
          <text:list>
            <text:list-item>
              <text:p text:style-name="P131">if the input == password do something</text:p>
              <text:list>
                <text:list-item>
                  <text:p text:style-name="P131">initialize a member variable named password, and set it after level 1 is set in run main menu.</text:p>
                </text:list-item>
                <text:list-item>
                  <text:p text:style-name="P131">Then terminal write line well done</text:p>
                </text:list-item>
                <text:list-item>
                  <text:p text:style-name="P131">else sorry wrong password.</text:p>
                </text:list-item>
              </text:list>
            </text:list-item>
          </text:list>
        </text:list-item>
      </text:list>
      <text:p text:style-name="P30"/>
      <text:p text:style-name="P31">23. arrays of variables</text:p>
      <text:list xml:id="list6609638048852436770" text:style-name="L18">
        <text:list-item>
          <text:p text:style-name="P132">declaring arrays</text:p>
          <text:list>
            <text:list-item>
              <text:p text:style-name="P132">string[] names = {“bill', 'ted'};</text:p>
            </text:list-item>
          </text:list>
        </text:list-item>
        <text:list-item>
          <text:p text:style-name="P133">hard code a member array named levle1Password = {my level one passwords}</text:p>
        </text:list-item>
        <text:list-item>
          <text:p text:style-name="P133">in RunMainMenu set password to level1Password using bracket notation.</text:p>
        </text:list-item>
        <text:list-item>
          <text:p text:style-name="P133">Do the same for level 2</text:p>
        </text:list-item>
      </text:list>
      <text:p text:style-name="P32"/>
      <text:p text:style-name="P32">24. switch vs if</text:p>
      <text:list xml:id="list4317941956747056269" text:style-name="L19">
        <text:list-item>
          <text:p text:style-name="P134">switch is an alternative to if statements</text:p>
        </text:list-item>
        <text:list-item>
          <text:p text:style-name="P135">run main menu is too complicated. </text:p>
          <text:list>
            <text:list-item>
              <text:p text:style-name="P135">Insside, we will create a bool isValidLevelNumber = <text:span text:style-name="T9">(</text:span>input == “1” || input ==”2”<text:span text:style-name="T9">)</text:span></text:p>
            </text:list-item>
            <text:list-item>
              <text:p text:style-name="P135">use int.Parse() to change <text:span text:style-name="T8">var level</text:span> to an integer.</text:p>
            </text:list-item>
            <text:list-item>
              <text:p text:style-name="P135">If (isvalidnumber), then intparse input.</text:p>
            </text:list-item>
          </text:list>
        </text:list-item>
        <text:list-item>
          <text:p text:style-name="P136">Inside startgame</text:p>
          <text:list>
            <text:list-item>
              <text:p text:style-name="P136">clear terminal before asking for password.</text:p>
            </text:list-item>
          </text:list>
        </text:list-item>
        <text:list-item>
          <text:p text:style-name="P137">Switch statements</text:p>
          <text:list>
            <text:list-item>
              <text:p text:style-name="P137">equivalent to if statements.</text:p>
            </text:list-item>
            <text:list-item>
              <text:p text:style-name="P137">String name == “007”;</text:p>
            </text:list-item>
            <text:list-item>
              <text:p text:style-name="P137">switch (name) {</text:p>
              <text:list>
                <text:list-item>
                  <text:p text:style-name="P137">case “007”:</text:p>
                  <text:list>
                    <text:list-item>
                      <text:p text:style-name="P137">print (“something”);</text:p>
                    </text:list-item>
                    <text:list-item>
                      <text:p text:style-name="P137">break;</text:p>
                    </text:list-item>
                  </text:list>
                </text:list-item>
                <text:list-item>
                  <text:p text:style-name="P137">case “the queen”:</text:p>
                  <text:list>
                    <text:list-item>
                      <text:p text:style-name="P137">print(“good afternoon”);</text:p>
                    </text:list-item>
                    <text:list-item>
                      <text:p text:style-name="P137">break;</text:p>
                    </text:list-item>
                  </text:list>
                </text:list-item>
                <text:list-item>
                  <text:p text:style-name="P137">case “not the queen”:</text:p>
                  <text:list>
                    <text:list-item>
                      <text:p text:style-name="P137">print(“begone”);</text:p>
                    </text:list-item>
                    <text:list-item>
                      <text:p text:style-name="P137">break;</text:p>
                    </text:list-item>
                  </text:list>
                </text:list-item>
                <text:list-item>
                  <text:p text:style-name="P137">default:</text:p>
                  <text:list>
                    <text:list-item>
                      <text:p text:style-name="P137">Debug.LogError(“I don't know you!”);</text:p>
                    </text:list-item>
                    <text:list-item>
                      <text:p text:style-name="P137">break;</text:p>
                    </text:list-item>
                  </text:list>
                </text:list-item>
                <text:list-item>
                  <text:p text:style-name="P137">}</text:p>
                </text:list-item>
              </text:list>
            </text:list-item>
          </text:list>
        </text:list-item>
        <text:list-item>
          <text:p text:style-name="P138">when to use if:</text:p>
          <text:list>
            <text:list-item>
              <text:p text:style-name="P138">use if when asking logical questions</text:p>
            </text:list-item>
            <text:list-item>
              <text:p text:style-name="P138">use if if order matters</text:p>
            </text:list-item>
          </text:list>
        </text:list-item>
        <text:list-item>
          <text:p text:style-name="P138">consider switch:</text:p>
          <text:list>
            <text:list-item>
              <text:p text:style-name="P138">switch when comparing values</text:p>
            </text:list-item>
            <text:list-item>
              <text:p text:style-name="P138">switch prevents repeating yourself DRY</text:p>
            </text:list-item>
            <text:list-item>
              <text:p text:style-name="P138">order doesn't matter</text:p>
            </text:list-item>
            <text:list-item>
              <text:p text:style-name="P138">don't forget the breaks!</text:p>
            </text:list-item>
          </text:list>
        </text:list-item>
        <text:list-item>
          <text:p text:style-name="P139">Use switch in start game,the cases will be the value of level.</text:p>
          <text:list>
            <text:list-item>
              <text:p text:style-name="P139">If level is 1, then set password to array value</text:p>
            </text:list-item>
          </text:list>
        </text:list-item>
      </text:list>
      <text:p text:style-name="P33"/>
      <text:p text:style-name="P34">26. introducing random behavior</text:p>
      <text:list xml:id="list5262650315612526799" text:style-name="L20">
        <text:list-item>
          <text:p text:style-name="P140">choose a random password from the arrays. <text:span text:style-name="T10">Get the number range from the arrays using:</text:span></text:p>
          <text:list>
            <text:list-item>
              <text:p text:style-name="P141"><text:soft-page-break/>array.length – returns an integer.</text:p>
            </text:list-item>
          </text:list>
        </text:list-item>
        <text:list-item>
          <text:p text:style-name="P142">Random.Range(min,max);</text:p>
          <text:list>
            <text:list-item>
              <text:p text:style-name="P142">includes min, max is excluded.</text:p>
            </text:list-item>
            <text:list-item>
              <text:p text:style-name="P142">Not delete all namespaces except using unity engine, else an error occurs using Random.</text:p>
            </text:list-item>
          </text:list>
        </text:list-item>
      </text:list>
      <text:p text:style-name="P35"/>
      <text:p text:style-name="P36">2<text:span text:style-name="T11">8</text:span>.creating a win screen</text:p>
      <text:list xml:id="list839175078846764382" text:style-name="L21">
        <text:list-item>
          <text:p text:style-name="P143">ASCII (asky-eye)</text:p>
          <text:list>
            <text:list-item>
              <text:p text:style-name="P143">uses simple characters to draw something</text:p>
            </text:list-item>
          </text:list>
        </text:list-item>
        <text:list-item>
          <text:p text:style-name="P143">new method – DisplayWinSCreen()</text:p>
          <text:list>
            <text:list-item>
              <text:p text:style-name="P143">set currentScreen to Screen.Win</text:p>
            </text:list-item>
            <text:list-item>
              <text:p text:style-name="P143">write to terminal – 'Wll Done”</text:p>
            </text:list-item>
            <text:list-item>
              <text:p text:style-name="P143">call ShowLevelReward()</text:p>
            </text:list-item>
          </text:list>
        </text:list-item>
        <text:list-item>
          <text:p text:style-name="P143">ShowLevelReward()</text:p>
          <text:list>
            <text:list-item>
              <text:p text:style-name="P143">use switch statement to check level Variable and give rewards</text:p>
              <text:list>
                <text:list-item>
                  <text:p text:style-name="P143">case 1 - “have a book'</text:p>
                </text:list-item>
              </text:list>
            </text:list-item>
          </text:list>
        </text:list-item>
        <text:list-item>
          <text:p text:style-name="P143">using ASCII art</text:p>
          <text:list>
            <text:list-item>
              <text:p text:style-name="P143">use the @ before quotes when writing a line.</text:p>
            </text:list-item>
            <text:list-item>
              <text:p text:style-name="P143">Terminal.WriteLine(@”</text:p>
            </text:list-item>
            <text:list-item>
              <text:p text:style-name="P143"><text:s text:c="2"/>______</text:p>
            </text:list-item>
            <text:list-item>
              <text:p text:style-name="P143"><text:s/>/_____/</text:p>
            </text:list-item>
            <text:list-item>
              <text:p text:style-name="P143">(_____/</text:p>
            </text:list-item>
            <text:list-item>
              <text:p text:style-name="P143">”);</text:p>
            </text:list-item>
            <text:list-item>
              <text:p text:style-name="P143">Draw inbetweeen the quote</text:p>
            </text:list-item>
          </text:list>
        </text:list-item>
      </text:list>
      <text:p text:style-name="P37"/>
      <text:p text:style-name="P38">29. Integration challenge.</text:p>
      <text:list xml:id="list618127588218368333" text:style-name="L22">
        <text:list-item>
          <text:p text:style-name="P144">Give the player a hint</text:p>
          <text:list>
            <text:list-item>
              <text:p text:style-name="P145">within StartGame()</text:p>
              <text:list>
                <text:list-item>
                  <text:p text:style-name="P145">concatenate + password.Anagram() to the last writeLine code. This is a provided function that will shuffle the letters in the password.</text:p>
                </text:list-item>
                <text:list-item>
                  <text:p text:style-name="P146">Modify code to ask for password again.</text:p>
                </text:list-item>
                <text:list-item>
                  <text:p text:style-name="P146">Rename StartGame to AskForPassword</text:p>
                  <text:list>
                    <text:list-item>
                      <text:p text:style-name="P146">make switch block into a new method called SetRandomPasswor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">clean your code</text:p>
          <text:list>
            <text:list-item>
              <text:p text:style-name="P147">each function should do only one thing</text:p>
            </text:list-item>
            <text:list-item>
              <text:p text:style-name="P147">remind user that you can type menu at any time</text:p>
            </text:list-item>
            <text:list-item>
              <text:p text:style-name="P147">DRY</text:p>
            </text:list-item>
          </text:list>
        </text:list-item>
        <text:list-item>
          <text:p text:style-name="P148">constants const<text:tab/></text:p>
          <text:list>
            <text:list-item>
              <text:p text:style-name="P148">use const when a value doesn't change during runtime.</text:p>
            </text:list-item>
            <text:list-item>
              <text:p text:style-name="P148">Const is faster to run and easier to read</text:p>
            </text:list-item>
            <text:list-item>
              <text:p text:style-name="P148">example</text:p>
              <text:list>
                <text:list-item>
                  <text:p text:style-name="P148">const int startingLives = 3;</text:p>
                </text:list-item>
              </text:list>
            </text:list-item>
          </text:list>
        </text:list-item>
        <text:list-item>
          <text:p text:style-name="P149">add level 3</text:p>
          <text:list>
            <text:list-item>
              <text:p text:style-name="P150">fix case 3 winSCreen</text:p>
            </text:list-item>
          </text:list>
        </text:list-item>
      </text:list>
      <text:p text:style-name="P39"/>
      <text:p text:style-name="P40">30. instructor hangout </text:p>
      <text:list xml:id="list1316569120258891326" text:style-name="L23">
        <text:list-item>
          <text:p text:style-name="P151">when we get to about 200 lines of code, we will begin to extract out code and putting it into different classes.</text:p>
        </text:list-item>
      </text:list>
      <text:p text:style-name="P41"/>
      <text:p text:style-name="P42">31. Share online and play test</text:p>
      <text:list xml:id="list9096748258386345245" text:style-name="L24">
        <text:list-item>
          <text:p text:style-name="P152">file&gt;build settings&gt; add open scenes</text:p>
        </text:list-item>
        <text:list-item>
          <text:p text:style-name="P152">choose webGL – web graphics library</text:p>
        </text:list-item>
        <text:list-item>
          <text:p text:style-name="P152">save.</text:p>
        </text:list-item>
        <text:list-item>
          <text:p text:style-name="P153">Sharemygame.com – share it here.</text:p>
          <text:list>
            <text:list-item>
              <text:p text:style-name="P154">Compress the hacker folder in a zip, upload it to their server,</text:p>
            </text:list-item>
            <text:list-item>
              <text:p text:style-name="P154">free hosting for 30 days.</text:p>
            </text:list-item>
          </text:list>
        </text:list-item>
        <text:list-item>
          <text:p text:style-name="P154"><text:soft-page-break/>Playtesting 101</text:p>
          <text:list>
            <text:list-item>
              <text:p text:style-name="P154">give the game to an uni<text:span text:style-name="T12">ni</text:span>tiated user, take notes.</text:p>
            </text:list-item>
          </text:list>
        </text:list-item>
      </text:list>
      <text:p text:style-name="P43"/>
      <text:p text:style-name="P44">32. how to take feedback'</text:p>
      <text:list xml:id="list5809920642866358393" text:style-name="L25">
        <text:list-item>
          <text:p text:style-name="P155">take action on the criticism</text:p>
        </text:list-item>
        <text:list-item>
          <text:p text:style-name="P156">be careful with menus, give people what they expect.</text:p>
        </text:list-item>
        <text:list-item>
          <text:p text:style-name="P157">Can use Application.quit() to close if the build for mac or pc.</text:p>
        </text:list-item>
      </text:list>
      <text:p text:style-name="P45"/>
      <text:p text:style-name="P45"/>
      <text:p text:style-name="P45"/>
      <text:p text:style-name="P45"/>
      <text:p text:style-name="P45"/>
      <text:p text:style-name="P46">Section 3 <text:span text:style-name="T13">project boost</text:span></text:p>
      <text:list xml:id="list7309169345957725658" text:style-name="L26">
        <text:list-item>
          <text:p text:style-name="P158">a lot of unity specific c#</text:p>
        </text:list-item>
      </text:list>
      <text:p text:style-name="P47"/>
      <text:p text:style-name="P48">35. project boost game design</text:p>
      <text:list xml:id="list5177993987346636695" text:style-name="L27">
        <text:list-item>
          <text:p text:style-name="P159">start with a game screen drawing. <text:span text:style-name="T14">2D and simple. It will need a left and right button for mobile play. Using the boost button will use of fuel. Hitting walls causes explosions.</text:span></text:p>
        </text:list-item>
        <text:list-item>
          <text:p text:style-name="P160">MVP = minimal viable product</text:p>
        </text:list-item>
        <text:list-item>
          <text:p text:style-name="P160">core mechanic</text:p>
          <text:list>
            <text:list-item>
              <text:p text:style-name="P160">fly spaceship without running out of fuel.</text:p>
            </text:list-item>
          </text:list>
        </text:list-item>
        <text:list-item>
          <text:p text:style-name="P160">Build at 16:9 aspect ration to fit on most phones.</text:p>
        </text:list-item>
        <text:list-item>
          <text:p text:style-name="P161">Game theme</text:p>
          <text:list>
            <text:list-item>
              <text:p text:style-name="P161">experimental spacecraft</text:p>
            </text:list-item>
            <text:list-item>
              <text:p text:style-name="P161">unknown planet, trying to escape the planet.</text:p>
            </text:list-item>
            <text:list-item>
              <text:p text:style-name="P161">Create your own theme, it must make sense!</text:p>
            </text:list-item>
          </text:list>
        </text:list-item>
      </text:list>
      <text:p text:style-name="P49"/>
      <text:p text:style-name="P50">36. Onion design</text:p>
      <text:list xml:id="list6682316152132391878" text:style-name="L28">
        <text:list-item>
          <text:p text:style-name="P162">think layers, the core of <text:s/>the onion has outer layers</text:p>
        </text:list-item>
        <text:list-item>
          <text:p text:style-name="P162">the core in the most important feature. </text:p>
        </text:list-item>
        <text:list-item>
          <text:p text:style-name="P162">Layer surounding that is the second most important, the third layer is the third most important, etc</text:p>
        </text:list-item>
        <text:list-item>
          <text:p text:style-name="P162">each layer must make the core better!</text:p>
        </text:list-item>
        <text:list-item>
          <text:p text:style-name="P163">What is our core?</text:p>
          <text:list>
            <text:list-item>
              <text:p text:style-name="P163">Sketch the onion design for the project boost game.</text:p>
            </text:list-item>
            <text:list-item>
              <text:p text:style-name="P164">Movement is there core, my core of piloting matches!</text:p>
            </text:list-item>
            <text:list-item>
              <text:p text:style-name="P165">World collision is their first layer, mine was landing</text:p>
            </text:list-item>
            <text:list-item>
              <text:p text:style-name="P165">fuel mechanic is their third, mine is too.</text:p>
            </text:list-item>
            <text:list-item>
              <text:p text:style-name="P165">My fourth was crashes, they did not have them.</text:p>
            </text:list-item>
          </text:list>
        </text:list-item>
        <text:list-item>
          <text:p text:style-name="P165">Indy Games usually only need two layers.</text:p>
        </text:list-item>
      </text:list>
      <text:p text:style-name="P51"/>
      <text:p text:style-name="P51">37. version control <text:span text:style-name="T16">system (VCS)</text:span></text:p>
      <text:list xml:id="list8805369228237717071" text:style-name="L29">
        <text:list-item>
          <text:p text:style-name="P166">using “source tree” GUI. Version control simply records our history.</text:p>
        </text:list-item>
        <text:list-item>
          <text:p text:style-name="P166">We will use GIT, <text:span text:style-name="T15">I could use github desktop if needed.</text:span></text:p>
        </text:list-item>
        <text:list-item>
          <text:p text:style-name="P167">GitKraken supports linux</text:p>
        </text:list-item>
        <text:list-item>
          <text:p text:style-name="P168">create a new 3d project, 3_project_boost</text:p>
        </text:list-item>
        <text:list-item>
          <text:p text:style-name="P169">now initialize the new project folder</text:p>
        </text:list-item>
      </text:list>
      <text:p text:style-name="P52"/>
      <text:p text:style-name="P53">38. add unity. .gitignore</text:p>
      <text:list xml:id="list702103725154096290" text:style-name="L30">
        <text:list-item>
          <text:p text:style-name="P170">we do not want to store derived, or cacheable data. IE the library folder</text:p>
        </text:list-item>
        <text:list-item>
          <text:p text:style-name="P171">cache is local storage</text:p>
        </text:list-item>
        <text:list-item>
          <text:p text:style-name="P171">find out how to .gitignore the Library folder. <text:span text:style-name="T17">We only want to save the core requirements of the game, not the local cache.</text:span></text:p>
        </text:list-item>
        <text:list-item>
          <text:p text:style-name="P172">Use Bens link to find ALL the folders that should be ignored.</text:p>
        </text:list-item>
        <text:list-item>
          <text:p text:style-name="P172">Once the gitignore file has what we need inside it, commit the changes.</text:p>
        </text:list-item>
        <text:list-item>
          <text:p text:style-name="P172"><text:soft-page-break/>Now add something, just to save aand look at the changes.</text:p>
        </text:list-item>
        <text:list-item>
          <text:p text:style-name="P173">Makes commits when we have made a significant improvement.</text:p>
        </text:list-item>
        <text:list-item>
          <text:p text:style-name="P174">Git commands</text:p>
          <text:list>
            <text:list-item>
              <text:p text:style-name="P174">$ git diff –words-color <text:s text:c="3"/></text:p>
              <text:list>
                <text:list-item>
                  <text:p text:style-name="P174">this shows the differences in <text:span text:style-name="T18">uncommitted</text:span> files by coloring the words</text:p>
                </text:list-item>
              </text:list>
            </text:list-item>
            <text:list-item>
              <text:p text:style-name="P175">$ git show </text:p>
              <text:list>
                <text:list-item>
                  <text:p text:style-name="P175">this shows the last changes that were committed</text:p>
                </text:list-item>
              </text:list>
            </text:list-item>
          </text:list>
        </text:list-item>
      </text:list>
      <text:p text:style-name="P54"/>
      <text:p text:style-name="P54">39. the origin of our world</text:p>
      <text:list xml:id="list1048992371882402979" text:style-name="L31">
        <text:list-item>
          <text:p text:style-name="P176">We will have a terrain and a launch pad</text:p>
        </text:list-item>
        <text:list-item>
          <text:p text:style-name="P176">Turn it into something great!</text:p>
        </text:list-item>
        <text:list-item>
          <text:p text:style-name="P176">Set up the world as a starting point.</text:p>
        </text:list-item>
        <text:list-item>
          <text:p text:style-name="P177">Notice the axis, <text:span text:style-name="T19">now set </text:span>the orientation</text:p>
          <text:list>
            <text:list-item>
              <text:p text:style-name="P177">x axis is right, put it right</text:p>
            </text:list-item>
            <text:list-item>
              <text:p text:style-name="P177">y axis is up, put it up</text:p>
            </text:list-item>
            <text:list-item>
              <text:p text:style-name="P177">z axis is forward, put it forward, or, away from us</text:p>
            </text:list-item>
          </text:list>
        </text:list-item>
        <text:list-item>
          <text:p text:style-name="P177">Name the scene level 1</text:p>
        </text:list-item>
        <text:list-item>
          <text:p text:style-name="P177">create the launchpad, a new cube, reset its origin.</text:p>
          <text:list>
            <text:list-item>
              <text:p text:style-name="P177">Adjust its scale to x=2 y=1 z=2, <text:span text:style-name="T20">note these units are actually meters.</text:span></text:p>
            </text:list-item>
            <text:list-item>
              <text:p text:style-name="P177">make it a prefab!</text:p>
            </text:list-item>
          </text:list>
        </text:list-item>
        <text:list-item>
          <text:p text:style-name="P177">Create Terrain, a new cube, reset origin</text:p>
          <text:list>
            <text:list-item>
              <text:p text:style-name="P177">scale it: x=100, y= 30 z=1, move it down 15</text:p>
              <text:list>
                <text:list-item>
                  <text:p text:style-name="P178">100 units wide, by 30 high</text:p>
                </text:list-item>
                <text:list-item>
                  <text:p text:style-name="P178">Move it down, make the top of the terrain y=0</text:p>
                </text:list-item>
              </text:list>
            </text:list-item>
            <text:list-item>
              <text:p text:style-name="P178">paint by numbers trick</text:p>
              <text:list>
                <text:list-item>
                  <text:p text:style-name="P178">right click assets create&gt;Material – <text:span text:style-name="T20">named it Earth</text:span></text:p>
                </text:list-item>
                <text:list-item>
                  <text:p text:style-name="P179">change albedo in inspector – choose an earth color.</text:p>
                  <text:list>
                    <text:list-item>
                      <text:p text:style-name="P179">We can drag this material onto the scene or the inspector to change objects colors. Change the terrain color to earth.</text:p>
                    </text:list-item>
                  </text:list>
                </text:list-item>
              </text:list>
            </text:list-item>
            <text:list-item>
              <text:p text:style-name="P180">Give terrain depth of 30, than prefab it</text:p>
            </text:list-item>
            <text:list-item>
              <text:p text:style-name="P180">check it out in the game scene</text:p>
            </text:list-item>
          </text:list>
        </text:list-item>
        <text:list-item>
          <text:p text:style-name="P180">grab the camera and pull it back a bit. Lift it up and rotate it down. We want to see the launchpad on the terrain.</text:p>
          <text:list>
            <text:list-item>
              <text:p text:style-name="P180">We can fix the camera at 0,2,-20 coordinates.</text:p>
            </text:list-item>
          </text:list>
        </text:list-item>
        <text:list-item>
          <text:p text:style-name="P180">We will start the spaceship above the launchpad.</text:p>
        </text:list-item>
        <text:list-item>
          <text:p text:style-name="P180">Lets move the light source out of the way. Its location does not matter.</text:p>
        </text:list-item>
      </text:list>
      <text:p text:style-name="P55"/>
      <text:p text:style-name="P56">40. placeholder art from primitives.</text:p>
      <text:list xml:id="list2611205332363958490" text:style-name="L32">
        <text:list-item>
          <text:p text:style-name="P181">Build the rocket, <text:span text:style-name="T21">setting up compound objects</text:span></text:p>
        </text:list-item>
        <text:list-item>
          <text:p text:style-name="P182">create an empty game object, called it Rocket Ship, reset transform <text:span text:style-name="T22">this will be our top level object and it should be empty except for the transform</text:span></text:p>
        </text:list-item>
        <text:list-item>
          <text:p text:style-name="P183">create a cube, reset transform, called Rocket Body, make it a child of the ship <text:span text:style-name="T23">(top level object).</text:span> </text:p>
          <text:list>
            <text:list-item>
              <text:p text:style-name="P183">scale y to 3 units.</text:p>
            </text:list-item>
          </text:list>
        </text:list-item>
        <text:list-item>
          <text:p text:style-name="P183">Create material called Ship Metal, make it gun metal grey, apply it to rocket body.</text:p>
        </text:list-item>
        <text:list-item>
          <text:p text:style-name="P183">Note on Meshes</text:p>
          <text:list>
            <text:list-item>
              <text:p text:style-name="P183">when making compound objects, keep the mesh away from the parent object, only it apply it to the children.</text:p>
            </text:list-item>
            <text:list-item>
              <text:p text:style-name="P183">In this case, it should be on the rocket body, not the rocket ship.</text:p>
            </text:list-item>
          </text:list>
        </text:list-item>
        <text:list-item>
          <text:p text:style-name="P184">Top level rocket ship should have a scale of 1,1,1</text:p>
        </text:list-item>
        <text:list-item>
          <text:p text:style-name="P185">notes on pivots</text:p>
          <text:list>
            <text:list-item>
              <text:p text:style-name="P185">if we change the object from pivot to center, it will change the axis that the object rotates around</text:p>
            </text:list-item>
          </text:list>
        </text:list-item>
        <text:list-item>
          <text:p text:style-name="P186">duplicate the rocket body and name it : Starboard Booster</text:p>
          <text:list>
            <text:list-item>
              <text:p text:style-name="P186">scale it down to look like a booster</text:p>
            </text:list-item>
            <text:list-item>
              <text:p text:style-name="P186"><text:soft-page-break/>hold ctrl-shft while in translate mode, the object will snap to the side of the rocket.</text:p>
            </text:list-item>
          </text:list>
        </text:list-item>
        <text:list-item>
          <text:p text:style-name="P187">Duplicate the booster, name it port booster. Move it as needed.</text:p>
        </text:list-item>
        <text:list-item>
          <text:p text:style-name="P188">If the ship does not pivot correctly, select all the childed objects, move them towards the pivot, then move the top level object (Rocket Ship) the direction you need it.</text:p>
        </text:list-item>
        <text:list-item>
          <text:p text:style-name="P189">Does it rotate and <text:s/>scale correctly.</text:p>
        </text:list-item>
        <text:list-item>
          <text:p text:style-name="P189">Prefab the Rocket ship</text:p>
          <text:list>
            <text:list-item>
              <text:p text:style-name="P190">when dragging the prefab on the scene, pivot and center mode will do different things</text:p>
            </text:list-item>
          </text:list>
        </text:list-item>
        <text:list-item>
          <text:p text:style-name="P190">Color the ship. Make sure it pivots correctly when in pivot mode.</text:p>
        </text:list-item>
      </text:list>
      <text:p text:style-name="P57"/>
      <text:p text:style-name="P58">41. Basic input binding</text:p>
      <text:list xml:id="list7319721352449320544" text:style-name="L33">
        <text:list-item>
          <text:p text:style-name="P191">how to access keyboard input</text:p>
        </text:list-item>
        <text:list-item>
          <text:p text:style-name="P192">select rocket ship</text:p>
          <text:list>
            <text:list-item>
              <text:p text:style-name="P192">add a rigidbody, <text:span text:style-name="T26">not 2d,</text:span> to the rocket. If we play the scene, gravity will now affect the rocket ship. <text:span text:style-name="T24">Make sure the launch pad has a box collider, else the rocket will fall through it.</text:span></text:p>
            </text:list-item>
          </text:list>
        </text:list-item>
        <text:list-item>
          <text:p text:style-name="P193">Make the rocket fly</text:p>
          <text:list>
            <text:list-item>
              <text:p text:style-name="P193">go to the top level parent of the rocket</text:p>
              <text:list>
                <text:list-item>
                  <text:p text:style-name="P194">always attach the behaivor to the top level object</text:p>
                </text:list-item>
              </text:list>
            </text:list-item>
            <text:list-item>
              <text:p text:style-name="P194">add a Rocket.cs script</text:p>
              <text:list>
                <text:list-item>
                  <text:p text:style-name="P195">bind spacebar to the rocket on the thruster.</text:p>
                </text:list-item>
                <text:list-item>
                  <text:p text:style-name="P195">Print update to find how many frames per second. Or use stats in the game scene while playing to see the fps.</text:p>
                </text:list-item>
                <text:list-item>
                  <text:p text:style-name="P195">In Update()</text:p>
                  <text:list>
                    <text:list-item>
                      <text:p text:style-name="P195">call ProcessInput();</text:p>
                      <text:list>
                        <text:list-item>
                          <text:p text:style-name="P195">new <text:span text:style-name="T25">private </text:span>method code – <text:span text:style-name="T25">private methods can only be called from within our code.</text:span></text:p>
                        </text:list-item>
                        <text:list-item>
                          <text:p text:style-name="P196">If Input.getKey(KeyCode.Space)</text:p>
                          <text:list>
                            <text:list-item>
                              <text:p text:style-name="P196">print space pressed.</text:p>
                            </text:list-item>
                          </text:list>
                        </text:list-item>
                        <text:list-item>
                          <text:p text:style-name="P197">Create rotation key</text:p>
                          <text:list>
                            <text:list-item>
                              <text:p text:style-name="P198">“A” <text:span text:style-name="T27">prints </text:span>rotates left</text:p>
                            </text:list-item>
                            <text:list-item>
                              <text:p text:style-name="P198">“D” rotates right</text:p>
                            </text:list-item>
                            <text:list-item>
                              <text:p text:style-name="P198">be able to Thrust and Rotate. We should not be able to rotate both ways at the same tim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60">42. Physics and Rigidbodies</text:p>
      <text:list xml:id="list1355181292484445598" text:style-name="L34">
        <text:list-item>
          <text:p text:style-name="P199">applying thrust and flying</text:p>
        </text:list-item>
        <text:list-item>
          <text:p text:style-name="P200">inside the rocket script</text:p>
          <text:list>
            <text:list-item>
              <text:p text:style-name="P200">access the rigidbody component on the top level rocket ship object. <text:span text:style-name="T28">We need to reference the rigidbody as a member variables</text:span></text:p>
              <text:list>
                <text:list-item>
                  <text:p text:style-name="P201">of type Rigidbody named rigidBody.</text:p>
                </text:list-item>
                <text:list-item>
                  <text:p text:style-name="P201">Call it somewhere.</text:p>
                  <text:list>
                    <text:list-item>
                      <text:p text:style-name="P201">Inside Start()</text:p>
                      <text:list>
                        <text:list-item>
                          <text:p text:style-name="P201">set rigidBody var to GetComponent&lt;Rigidbody&gt;()</text:p>
                        </text:list-item>
                        <text:list-item>
                          <text:p text:style-name="P201">this uses the Unity method GetComponent. Note that the anglee brackets tell the method to only act on things of TYPE Rigidbody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2">Using dot notation, add force to rigidBody</text:p>
              <text:list>
                <text:list-item>
                  <text:p text:style-name="P202">rigidBody.AddRelativeForce(<text:span text:style-name="T29">Vector3.up</text:span>);</text:p>
                </text:list-item>
                <text:list-item>
                  <text:p text:style-name="P203">make suer we are in locak coordinates.</text:p>
                </text:list-item>
                <text:list-item>
                  <text:p text:style-name="P203">Adjust mass of rigidbody 0.1, this ovecomes the gravity.</text:p>
                </text:list-item>
              </text:list>
            </text:list-item>
          </text:list>
        </text:list-item>
      </text:list>
      <text:p text:style-name="P61"/>
      <text:p text:style-name="P62">43. coordinate System Handedness</text:p>
      <text:p text:style-name="P62"/>
      <text:p text:style-name="P62"/>
      <text:p text:style-name="P63"><text:soft-page-break/>44. using Time.deltaTime <text:span text:style-name="T30">and rotating the ship</text:span></text:p>
      <text:list xml:id="list7025711136759940433" text:style-name="L35">
        <text:list-item>
          <text:p text:style-name="P204">frame rate independence</text:p>
        </text:list-item>
        <text:list-item>
          <text:p text:style-name="P204">Time.deltaTime <text:span text:style-name="T30">tells</text:span> us last frame time. It is a predictor of current frame time</text:p>
        </text:list-item>
        <text:list-item>
          <text:p text:style-name="P204">longer frames lead to more movement.</text:p>
        </text:list-item>
        <text:list-item>
          <text:p text:style-name="P204">Shorter frame lead to less movement</text:p>
        </text:list-item>
        <text:list-item>
          <text:p text:style-name="P205">in hacker.cs</text:p>
          <text:list>
            <text:list-item>
              <text:p text:style-name="P206">we want to rotate the rocket ship along the z axis.</text:p>
            </text:list-item>
            <text:list-item>
              <text:p text:style-name="P207">We can access its transform directly:</text:p>
              <text:list>
                <text:list-item>
                  <text:p text:style-name="P207">transform.Rotate(Vector3.forward); //for the a key.</text:p>
                  <text:list>
                    <text:list-item>
                      <text:p text:style-name="P207">note that forward is in relation to the z axis, it will actually be left or right.</text:p>
                    </text:list-item>
                  </text:list>
                </text:list-item>
                <text:list-item>
                  <text:p text:style-name="P208">To rotate the other way, Rotate negative vector, i.e. -Vector3.forward</text:p>
                </text:list-item>
              </text:list>
            </text:list-item>
          </text:list>
        </text:list-item>
      </text:list>
      <text:p text:style-name="P64"/>
      <text:p text:style-name="P65">45. instructor hangout</text:p>
      <text:list xml:id="list514177398839577273" text:style-name="L36">
        <text:list-item>
          <text:p text:style-name="P209"><text:s/>add box colliders to prevent rocket from falling over</text:p>
          <text:p text:style-name="P209"/>
        </text:list-item>
      </text:list>
      <text:p text:style-name="P65">46. adding a touch of audio</text:p>
      <text:list xml:id="list3591915929642615535" text:style-name="L37">
        <text:list-item>
          <text:p text:style-name="P210">audio sources – <text:span text:style-name="T31">on the main camera there is an audio listener</text:span></text:p>
          <text:list>
            <text:list-item>
              <text:p text:style-name="P211">at least one listener is needed.</text:p>
            </text:list-item>
          </text:list>
        </text:list-item>
        <text:list-item>
          <text:p text:style-name="P211">rocketship&gt;add component&gt;audioSOurce</text:p>
          <text:list>
            <text:list-item>
              <text:p text:style-name="P212">defaults to 2d sound.</text:p>
            </text:list-item>
            <text:list-item>
              <text:p text:style-name="P212">Attach an .ogg, .wav. .mp3 file to connect it to sound,</text:p>
            </text:list-item>
            <text:list-item>
              <text:p text:style-name="P212">find free sound at freesound.org</text:p>
              <text:list>
                <text:list-item>
                  <text:p text:style-name="P212">creative commons, zero license.</text:p>
                </text:list-item>
              </text:list>
            </text:list-item>
            <text:list-item>
              <text:p text:style-name="P212">Or pull from file sources. Put it in assets folder. Unity turns it into a sound clip.</text:p>
            </text:list-item>
            <text:list-item>
              <text:p text:style-name="P212">Our assets should be much smaller than 100mb.</text:p>
            </text:list-item>
          </text:list>
        </text:list-item>
        <text:list-item>
          <text:p text:style-name="P212">Attach the audio asset to the audioSource</text:p>
          <text:list>
            <text:list-item>
              <text:p text:style-name="P213">if play on awake checked, sound when play when game is started. <text:span text:style-name="T32">Play with pitch and volume.</text:span></text:p>
            </text:list-item>
            <text:list-item>
              <text:p text:style-name="P214">Apply changes to rocketShip prefab.</text:p>
            </text:list-item>
          </text:list>
        </text:list-item>
        <text:list-item>
          <text:p text:style-name="P215">Audacity is great for making our own sounds</text:p>
        </text:list-item>
        <text:list-item>
          <text:p text:style-name="P216">turn off play on awak</text:p>
        </text:list-item>
        <text:list-item>
          <text:p text:style-name="P216">in hacker.cs</text:p>
          <text:list>
            <text:list-item>
              <text:p text:style-name="P216">make audio play when spacebar is down.</text:p>
            </text:list-item>
          </text:list>
        </text:list-item>
      </text:list>
      <text:p text:style-name="P66"/>
      <text:p text:style-name="P67">47. Resolving movement bugs</text:p>
      <text:list xml:id="list1758357883045100438" text:style-name="L38">
        <text:list-item>
          <text:p text:style-name="P217">“<text:span text:style-name="T33">don't patch over problems”</text:span></text:p>
        </text:list-item>
        <text:list-item>
          <text:p text:style-name="P218">make a new thrust method, call it from within update</text:p>
        </text:list-item>
        <text:list-item>
          <text:p text:style-name="P219">make a new Rotate method as well.</text:p>
        </text:list-item>
        <text:list-item>
          <text:p text:style-name="P220">Duplicate the launch pad, move it away. This will be for landing.</text:p>
        </text:list-item>
        <text:list-item>
          <text:p text:style-name="P221">Freeze the z and position and rotation in the inspector. This will stop the ship from from moving forward and aft.</text:p>
          <text:list>
            <text:list-item>
              <text:p text:style-name="P221">Note that objects will still cause the ship to spin on these axis.</text:p>
              <text:list>
                <text:list-item>
                  <text:p text:style-name="P222">Call freezeRotation on the rigidbody to stop this. Do this within the rotate method.</text:p>
                  <text:list>
                    <text:list-item>
                      <text:p text:style-name="P223">RigidBody.freezeRotation = true;</text:p>
                    </text:list-item>
                  </text:list>
                </text:list-item>
              </text:list>
            </text:list-item>
            <text:list-item>
              <text:p text:style-name="P224">set freezeRotation to true at the beginning of the Rotation method,</text:p>
              <text:list>
                <text:list-item>
                  <text:p text:style-name="P224">set it back to true at the bottom. This will allow physics to work on the ship when we release the key.</text:p>
                </text:list-item>
              </text:list>
            </text:list-item>
          </text:list>
        </text:list-item>
        <text:list-item>
          <text:p text:style-name="P225">Setting drag.</text:p>
          <text:list>
            <text:list-item>
              <text:p text:style-name="P225">We can add drag to slow the momentum of the ship after releasing boost</text:p>
            </text:list-item>
          </text:list>
        </text:list-item>
      </text:list>
      <text:p text:style-name="P68"/>
      <text:p text:style-name="P69">48 . using serializeField vs public</text:p>
      <text:list xml:id="list3152569407634140449" text:style-name="L39">
        <text:list-item>
          <text:p text:style-name="P226">ship doesn't rotate fast enough</text:p>
        </text:list-item>
        <text:list-item>
          <text:p text:style-name="P226"><text:soft-page-break/>lets make it possible to choose thrust value</text:p>
        </text:list-item>
        <text:list-item>
          <text:p text:style-name="P226">notes on Vector</text:p>
          <text:list>
            <text:list-item>
              <text:p text:style-name="P226">multiplying the vector by a number will increase the length of the Vector. Making a our thrust go further without increasing speed.</text:p>
            </text:list-item>
          </text:list>
        </text:list-item>
        <text:list-item>
          <text:p text:style-name="P226">Within Rotate() method</text:p>
          <text:list>
            <text:list-item>
              <text:p text:style-name="P226">need rcsThrust var, float set to 10. don't forget the f. </text:p>
            </text:list-item>
            <text:list-item>
              <text:p text:style-name="P226">float <text:span text:style-name="T34">rotationThisFrame</text:span> = rcsThrust * Time.deltaTime;</text:p>
              <text:list>
                <text:list-item>
                  <text:p text:style-name="P226">delta time makes this calculation frame speed independent.</text:p>
                </text:list-item>
                <text:list-item>
                  <text:p text:style-name="P227">Now multiply the forward vector by this var <text:span text:style-name="T35">as well as the negative</text:span></text:p>
                </text:list-item>
              </text:list>
            </text:list-item>
          </text:list>
        </text:list-item>
        <text:list-item>
          <text:p text:style-name="P228">make the rcsThrust viewable from the unity editor.</text:p>
          <text:list>
            <text:list-item>
              <text:p text:style-name="P229">Make it a member variable.</text:p>
            </text:list-item>
            <text:list-item>
              <text:p text:style-name="P230">Two ways of making it available</text:p>
              <text:list>
                <text:list-item>
                  <text:p text:style-name="P230">SerializedField and public</text:p>
                  <text:list>
                    <text:list-item>
                      <text:p text:style-name="P230">serialized field will allow it to be changed from the inspector only, other scripts will not have access to it.</text:p>
                      <text:list>
                        <text:list-item>
                          <text:p text:style-name="P230">[SerializedField] <text:span text:style-name="T36">float </text:span>varName <text:span text:style-name="T36">= 100f;</text:span></text:p>
                        </text:list-item>
                      </text:list>
                    </text:list-item>
                    <text:list-item>
                      <text:p text:style-name="P230">public will make it accessable to all scripts and unity editor.</text:p>
                    </text:list-item>
                  </text:list>
                </text:list-item>
              </text:list>
            </text:list-item>
            <text:list-item>
              <text:p text:style-name="P231">Move rcsThrust to the top, make it a member, and serialize it. <text:span text:style-name="T37">The assigned value will be the default, but can be overridden in unity.</text:span></text:p>
            </text:list-item>
          </text:list>
        </text:list-item>
        <text:list-item>
          <text:p text:style-name="P232">Create a mainThrust that is accessable <text:span text:style-name="T38">from unity and affects strength of thrust.</text:span></text:p>
        </text:list-item>
      </text:list>
      <text:p text:style-name="P70"/>
      <text:p text:style-name="P71">49 Tagging game objects as friendly</text:p>
      <text:list xml:id="list5927726005618511226" text:style-name="L40">
        <text:list-item>
          <text:p text:style-name="P233">use tagging to let unity know what is okay to hit, and what will kill yourself</text:p>
        </text:list-item>
        <text:list-item>
          <text:p text:style-name="P233">tags are at the top of inspector</text:p>
        </text:list-item>
        <text:list-item>
          <text:p text:style-name="P233">add Friendly tag</text:p>
          <text:list>
            <text:list-item>
              <text:p text:style-name="P233">only one tag allowed per object, can be referenced in script.</text:p>
            </text:list-item>
            <text:list-item>
              <text:p text:style-name="P234">We can use tags for other things as well, like fuel.</text:p>
            </text:list-item>
          </text:list>
        </text:list-item>
        <text:list-item>
          <text:p text:style-name="P235">In Rocket.cs</text:p>
          <text:list>
            <text:list-item>
              <text:p text:style-name="P235">kill the rocket whenever it hits something that is not friendly.</text:p>
            </text:list-item>
            <text:list-item>
              <text:p text:style-name="P236">Use OnCollisionEnter() to detect hits</text:p>
              <text:list>
                <text:list-item>
                  <text:p text:style-name="P236">print a message to see if it is working, <text:span text:style-name="T39">then play test</text:span></text:p>
                </text:list-item>
                <text:list-item>
                  <text:p text:style-name="P237">there is a physics collision happenening here</text:p>
                </text:list-item>
              </text:list>
            </text:list-item>
            <text:list-item>
              <text:p text:style-name="P237">inside on collision</text:p>
              <text:list>
                <text:list-item>
                  <text:p text:style-name="P237">use a switch statement to check the tag value on the collision variable</text:p>
                  <text:list>
                    <text:list-item>
                      <text:p text:style-name="P237">collision.gameObject.tag</text:p>
                      <text:list>
                        <text:list-item>
                          <text:p text:style-name="P237">gameObject references the thing we are colliding against</text:p>
                        </text:list-item>
                      </text:list>
                    </text:list-item>
                    <text:list-item>
                      <text:p text:style-name="P238">if friendly do nothing</text:p>
                    </text:list-item>
                    <text:list-item>
                      <text:p text:style-name="P238">else print dead.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p text:style-name="P73">50 basic level design</text:p>
      <text:list xml:id="list8052283166136694645" text:style-name="L41">
        <text:list-item>
          <text:p text:style-name="P239">Create our first level</text:p>
        </text:list-item>
        <text:list-item>
          <text:p text:style-name="P240">tweak the camera to more of the game space </text:p>
        </text:list-item>
        <text:list-item>
          <text:p text:style-name="P240">create some more obstacles and make friendly objects same color as the ship</text:p>
          <text:list>
            <text:list-item>
              <text:p text:style-name="P240">create a material color for the obstacles, maybe red or dangerous</text:p>
            </text:list-item>
          </text:list>
        </text:list-item>
        <text:list-item>
          <text:p text:style-name="P241">move launch pad from the origin to one of the sides. Duplicate it and make a landing pad. Put it on the other side.</text:p>
        </text:list-item>
        <text:list-item>
          <text:p text:style-name="P242">Designing:</text:p>
          <text:list>
            <text:list-item>
              <text:p text:style-name="P242">levels are a series of interesting moments.</text:p>
            </text:list-item>
            <text:list-item>
              <text:p text:style-name="P242">Always refer to game design plan/core: piloting..</text:p>
            </text:list-item>
          </text:list>
        </text:list-item>
        <text:list-item>
          <text:p text:style-name="P243">make a backdrop <text:span text:style-name="T40">with a cube</text:span></text:p>
          <text:list>
            <text:list-item>
              <text:p text:style-name="P244">use R when scaling objects</text:p>
            </text:list-item>
          </text:list>
        </text:list-item>
      </text:list>
      <text:p text:style-name="P74"/>
      <text:p text:style-name="P75">51. design levers and variations</text:p>
      <text:list xml:id="list5871820319745145332" text:style-name="L42">
        <text:list-item>
          <text:p text:style-name="P245">as indie developers</text:p>
          <text:list>
            <text:list-item>
              <text:p text:style-name="P245"><text:soft-page-break/>use what you have before adding new features</text:p>
            </text:list-item>
            <text:list-item>
              <text:p text:style-name="P246">play with the game levers, what happens when they are the wrong direction? Is it fun?</text:p>
              <text:list>
                <text:list-item>
                  <text:p text:style-name="P247">Change gameplay by changing rocket speed, rotation speed, etc</text:p>
                </text:list-item>
                <text:list-item>
                  <text:p text:style-name="P248">gravity, size, lighting, camera, <text:span text:style-name="T41">extra rockets</text:span> etc</text:p>
                </text:list-item>
              </text:list>
            </text:list-item>
          </text:list>
        </text:list-item>
        <text:list-item>
          <text:p text:style-name="P249">go to extremes when we prototype. See what happens</text:p>
        </text:list-item>
      </text:list>
      <text:p text:style-name="P76"/>
      <text:p text:style-name="P76">52. making a second level </text:p>
      <text:list xml:id="list8664773731113371356" text:style-name="L43">
        <text:list-item>
          <text:p text:style-name="P250">beautify the level <text:span text:style-name="T43">1</text:span>, <text:span text:style-name="T42">level theme?</text:span></text:p>
        </text:list-item>
        <text:list-item>
          <text:p text:style-name="P251">Duplicate it, name level 2, redesign it.</text:p>
        </text:list-item>
      </text:list>
      <text:p text:style-name="P77"/>
      <text:p text:style-name="P78">53 prefabs in detail</text:p>
      <text:list xml:id="list5906379447983721405" text:style-name="L44">
        <text:list-item>
          <text:p text:style-name="P252">Note – freeze rockets <text:span text:style-name="T44">positions</text:span> in <text:span text:style-name="T44">constraints</text:span></text:p>
          <text:list>
            <text:list-item>
              <text:p text:style-name="P252">lock x,y rotation</text:p>
            </text:list-item>
            <text:list-item>
              <text:p text:style-name="P252">lock z position.</text:p>
            </text:list-item>
          </text:list>
        </text:list-item>
        <text:list-item>
          <text:p text:style-name="P253">Scenes are saved in the .unity scene file</text:p>
          <text:list>
            <text:list-item>
              <text:p text:style-name="P253">objects are saved in there as well</text:p>
            </text:list-item>
          </text:list>
        </text:list-item>
        <text:list-item>
          <text:p text:style-name="P253">prefabs are saved in the .prefab file</text:p>
          <text:list>
            <text:list-item>
              <text:p text:style-name="P254">changes to the prgab will change all instances of the prefab object.</text:p>
            </text:list-item>
          </text:list>
        </text:list-item>
        <text:list-item>
          <text:p text:style-name="P254">Prefab the landing pad, change its color, tag it as friendly</text:p>
        </text:list-item>
      </text:list>
      <text:p text:style-name="P79"/>
      <text:p text:style-name="P80">54. Level Loading and Scene management</text:p>
      <text:list xml:id="list6050990612806774464" text:style-name="L45">
        <text:list-item>
          <text:p text:style-name="P255">if we are able to get to landing pad, load next level.</text:p>
        </text:list-item>
        <text:list-item>
          <text:p text:style-name="P255">Ensure that landing/launch pads changes are applied to prefabs and tagged correctly in both levels 1 and 2.</text:p>
        </text:list-item>
        <text:list-item>
          <text:p text:style-name="P255">note that copy component in the inspector will copy the inspector values, we can paste them back in if we need to</text:p>
        </text:list-item>
        <text:list-item>
          <text:p text:style-name="P255">load scenes</text:p>
          <text:list>
            <text:list-item>
              <text:p text:style-name="P255">key is in build settings</text:p>
            </text:list-item>
            <text:list-item>
              <text:p text:style-name="P255">drag the desired scenes into the build settings window.</text:p>
            </text:list-item>
            <text:list-item>
              <text:p text:style-name="P255">Switch to webGL</text:p>
            </text:list-item>
            <text:list-item>
              <text:p text:style-name="P255">note the scene index, starts at zero.</text:p>
            </text:list-item>
          </text:list>
        </text:list-item>
        <text:list-item>
          <text:p text:style-name="P255">In Rocket.cs</text:p>
          <text:list>
            <text:list-item>
              <text:p text:style-name="P255">note namespaces at the top</text:p>
              <text:list>
                <text:list-item>
                  <text:p text:style-name="P256">we can delete everything but “using UnityEngine”</text:p>
                </text:list-item>
                <text:list-item>
                  <text:p text:style-name="P256">add “using UnityEngine.SceneManagement” namespace</text:p>
                </text:list-item>
              </text:list>
            </text:list-item>
            <text:list-item>
              <text:p text:style-name="P256">add a “Finish” case to the collision detector.</text:p>
              <text:list>
                <text:list-item>
                  <text:p text:style-name="P256">Try consoling hit finished</text:p>
                </text:list-item>
              </text:list>
            </text:list-item>
            <text:list-item>
              <text:p text:style-name="P257">load a scene</text:p>
              <text:list>
                <text:list-item>
                  <text:p text:style-name="P257">SceneManager.LoadScene(1);</text:p>
                  <text:list>
                    <text:list-item>
                      <text:p text:style-name="P257">note that this takes an int scenebuildindex</text:p>
                    </text:list-item>
                    <text:list-item>
                      <text:p text:style-name="P257">load scene index 1, which is level 2</text:p>
                    </text:list-item>
                  </text:list>
                </text:list-item>
                <text:list-item>
                  <text:p text:style-name="P257">if we die, load scene 0.</text:p>
                </text:list-item>
              </text:list>
            </text:list-item>
          </text:list>
        </text:list-item>
      </text:list>
      <text:p text:style-name="P81"/>
      <text:p text:style-name="P81">55. Invoke() as a Coroutine warm up</text:p>
      <text:list xml:id="list7009781331088843516" text:style-name="L46">
        <text:list-item>
          <text:p text:style-name="P258">dark lighting bug</text:p>
          <text:list>
            <text:list-item>
              <text:p text:style-name="P258">window&gt;lighting&gt;settings – drag it next to inspector</text:p>
            </text:list-item>
            <text:list-item>
              <text:p text:style-name="P258">select scene, at the bottom , uncheck autoGenerate, click generate lighting. Do this for all scenes.</text:p>
              <text:list>
                <text:list-item>
                  <text:p text:style-name="P258">This saves lighting info for each level.</text:p>
                </text:list-item>
              </text:list>
            </text:list-item>
          </text:list>
        </text:list-item>
        <text:list-item>
          <text:p text:style-name="P258">Delay level load</text:p>
          <text:list>
            <text:list-item>
              <text:p text:style-name="P258">move from:</text:p>
              <text:list>
                <text:list-item>
                  <text:p text:style-name="P258">alive&gt;dying&gt;TimerExpired?&gt;</text:p>
                </text:list-item>
              </text:list>
            </text:list-item>
            <text:list-item>
              <text:p text:style-name="P259">declare an enum State with alive, dying, transcending</text:p>
              <text:list>
                <text:list-item>
                  <text:p text:style-name="P260">make var state of Type State equal to Alive</text:p>
                  <text:list>
                    <text:list-item>
                      <text:p text:style-name="P259"><text:span text:style-name="T45">State state = State.Alive;</text:span> </text:p>
                    </text:list-item>
                  </text:list>
                </text:list-item>
              </text:list>
            </text:list-item>
            <text:list-item>
              <text:p text:style-name="P261"><text:soft-page-break/>take scene manage calls and extract to a function called LoadNextScene().</text:p>
            </text:list-item>
            <text:list-item>
              <text:p text:style-name="P261">To delay loadNextScene</text:p>
              <text:list>
                <text:list-item>
                  <text:p text:style-name="P261">call Invoke(“LoadNextScene”, 1f);</text:p>
                  <text:list>
                    <text:list-item>
                      <text:p text:style-name="P261">invoke will delay the function call by the seconds given.</text:p>
                    </text:list-item>
                    <text:list-item>
                      <text:p text:style-name="P261">Note that function is called a string with now brackets.</text:p>
                    </text:list-item>
                  </text:list>
                </text:list-item>
              </text:list>
            </text:list-item>
            <text:list-item>
              <text:p text:style-name="P261">Load next scene should be private, not tatic</text:p>
              <text:list>
                <text:list-item>
                  <text:p text:style-name="P261">call SceneManager from within – </text:p>
                </text:list-item>
              </text:list>
            </text:list-item>
            <text:list-item>
              <text:p text:style-name="P261">within OnCollisionEnter:</text:p>
              <text:list>
                <text:list-item>
                  <text:p text:style-name="P261">Finish case</text:p>
                  <text:list>
                    <text:list-item>
                      <text:p text:style-name="P261">change state to transcending</text:p>
                    </text:list-item>
                    <text:list-item>
                      <text:p text:style-name="P261">Invoke loadnext scene</text:p>
                    </text:list-item>
                  </text:list>
                </text:list-item>
                <text:list-item>
                  <text:p text:style-name="P262">do the same thing for death</text:p>
                </text:list-item>
              </text:list>
            </text:list-item>
          </text:list>
        </text:list-item>
        <text:list-item>
          <text:p text:style-name="P263">at top of onCollision add an if statements</text:p>
          <text:list>
            <text:list-item>
              <text:p text:style-name="P263">if state != State.Alive</text:p>
              <text:list>
                <text:list-item>
                  <text:p text:style-name="P263">return;</text:p>
                </text:list-item>
              </text:list>
            </text:list-item>
            <text:list-item>
              <text:p text:style-name="P263">This prevents the switch statement from being called over and over again.</text:p>
            </text:list-item>
            <text:list-item>
              <text:p text:style-name="P264">Return kills the function. The function exits and the switch statement is not run.</text:p>
            </text:list-item>
          </text:list>
        </text:list-item>
      </text:list>
      <text:p text:style-name="P82"/>
      <text:p text:style-name="P83">56. instructor hangout</text:p>
      <text:p text:style-name="P84"/>
      <text:p text:style-name="P84">75. playing <text:span text:style-name="T46">multiple </text:span>audio clips</text:p>
      <text:list xml:id="list8212708323216215310" text:style-name="L47">
        <text:list-item>
          <text:p text:style-name="P265">make sure thrusting sound stops when wall is hit.</text:p>
        </text:list-item>
        <text:list-item>
          <text:p text:style-name="P265">3 sounds in the lecture notes, add them to assets</text:p>
        </text:list-item>
        <text:list-item>
          <text:p text:style-name="P265">remove audio clip from audio source, delete the old audio clip.</text:p>
          <text:list>
            <text:list-item>
              <text:p text:style-name="P265">We will connect it a different way</text:p>
            </text:list-item>
          </text:list>
        </text:list-item>
        <text:list-item>
          <text:p text:style-name="P265">make var mainEngine, <text:span text:style-name="T48">death, and success</text:span> of type AudioClip, serialize <text:span text:style-name="T48">them</text:span> to the inspector</text:p>
        </text:list-item>
        <text:list-item>
          <text:p text:style-name="P266">on the rocket prefab</text:p>
          <text:list>
            <text:list-item>
              <text:p text:style-name="P266">add thruster clip to the new exposed level in the inspector</text:p>
            </text:list-item>
          </text:list>
        </text:list-item>
        <text:list-item>
          <text:p text:style-name="P267">in rockect.cs</text:p>
          <text:list>
            <text:list-item>
              <text:p text:style-name="P267">use <text:span text:style-name="T47">A</text:span>udioSource.PlayOneShot(mainEngine) to play the new thrust clip</text:p>
              <text:list>
                <text:list-item>
                  <text:p text:style-name="P267">this will access the linked audio clip in unity</text:p>
                </text:list-item>
              </text:list>
            </text:list-item>
            <text:list-item>
              <text:p text:style-name="P267">we should refactor thrust()</text:p>
              <text:list>
                <text:list-item>
                  <text:p text:style-name="P268">use a new method, respondToThrust()</text:p>
                </text:list-item>
                <text:list-item>
                  <text:p text:style-name="P269">play the death sound and other sounds. Make sure to stop the thrust sound.</text:p>
                </text:list-item>
              </text:list>
            </text:list-item>
            <text:list-item>
              <text:p text:style-name="P270">Refactor oncollision</text:p>
              <text:list>
                <text:list-item>
                  <text:p text:style-name="P270">StartSuccessSequence()</text:p>
                </text:list-item>
                <text:list-item>
                  <text:p text:style-name="P270">StartDeathSequence()</text:p>
                </text:list-item>
              </text:list>
            </text:list-item>
          </text:list>
        </text:list-item>
      </text:list>
      <text:p text:style-name="P271"/>
      <text:p text:style-name="P271">58. introducing particle effects</text:p>
      <text:list xml:id="list7495125732209731610" text:style-name="L48">
        <text:list-item>
          <text:p text:style-name="P27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4T14:30:46.778372222</dc:date>
    <meta:editing-duration>P1DT9H54M50S</meta:editing-duration>
    <meta:editing-cycles>260</meta:editing-cycles>
    <meta:generator>LibreOffice/5.0.3.2$Linux_x86 LibreOffice_project/00m0$Build-2</meta:generator>
    <meta:document-statistic meta:table-count="0" meta:image-count="0" meta:object-count="0" meta:page-count="12" meta:paragraph-count="527" meta:word-count="4464" meta:character-count="23334" meta:non-whitespace-character-count="19828"/>
  </office:meta>
</office:document-meta>
</file>